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ヒラギノ丸ゴ ProN" svg:font-family="'ヒラギノ丸ゴ ProN'" style:font-family-generic="swiss"/>
    <style:font-face style:name="ヒラギノ丸ゴ ProN1" svg:font-family="'ヒラギノ丸ゴ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text-properties style:font-name-asian="ヒラギノ丸ゴ ProN1"/>
    </style:style>
    <style:style style:name="P2" style:family="paragraph" style:parent-style-name="Standard">
      <style:text-properties officeooo:paragraph-rsid="001873fd" style:font-name-asian="ヒラギノ丸ゴ ProN1"/>
    </style:style>
    <style:style style:name="P3" style:family="paragraph" style:parent-style-name="Standard">
      <style:text-properties officeooo:paragraph-rsid="0019167c" style:font-name-asian="ヒラギノ丸ゴ ProN1"/>
    </style:style>
    <style:style style:name="P4" style:family="paragraph" style:parent-style-name="Standard">
      <style:text-properties officeooo:paragraph-rsid="001acf04" style:font-name-asian="ヒラギノ丸ゴ ProN1"/>
    </style:style>
    <style:style style:name="P5" style:family="paragraph" style:parent-style-name="Standard">
      <style:text-properties officeooo:paragraph-rsid="00218a6e" style:font-name-asian="ヒラギノ丸ゴ ProN1"/>
    </style:style>
    <style:style style:name="P6" style:family="paragraph" style:parent-style-name="Standard">
      <style:text-properties officeooo:paragraph-rsid="00384fa3" style:font-name-asian="ヒラギノ丸ゴ ProN1"/>
    </style:style>
    <style:style style:name="P7" style:family="paragraph" style:parent-style-name="Standard">
      <style:text-properties officeooo:paragraph-rsid="00431b34" style:font-name-asian="ヒラギノ丸ゴ ProN1"/>
    </style:style>
    <style:style style:name="P8" style:family="paragraph" style:parent-style-name="Standard">
      <style:text-properties officeooo:paragraph-rsid="00485eff" style:font-name-asian="ヒラギノ丸ゴ ProN1"/>
    </style:style>
    <style:style style:name="P9" style:family="paragraph" style:parent-style-name="Standard">
      <style:text-properties officeooo:paragraph-rsid="004c6f88" style:font-name-asian="ヒラギノ丸ゴ ProN1"/>
    </style:style>
    <style:style style:name="P10" style:family="paragraph" style:parent-style-name="Standard">
      <style:text-properties officeooo:paragraph-rsid="004ca625" style:font-name-asian="ヒラギノ丸ゴ ProN1"/>
    </style:style>
    <style:style style:name="P11" style:family="paragraph" style:parent-style-name="Standard">
      <style:text-properties officeooo:paragraph-rsid="004da560" style:font-name-asian="ヒラギノ丸ゴ ProN1"/>
    </style:style>
    <style:style style:name="P12" style:family="paragraph" style:parent-style-name="Standard">
      <style:text-properties officeooo:paragraph-rsid="004e210f" style:font-name-asian="ヒラギノ丸ゴ ProN1"/>
    </style:style>
    <style:style style:name="P13" style:family="paragraph" style:parent-style-name="Standard">
      <style:text-properties officeooo:paragraph-rsid="004f7ed7" style:font-name-asian="ヒラギノ丸ゴ ProN1"/>
    </style:style>
    <style:style style:name="P14" style:family="paragraph" style:parent-style-name="Standard">
      <style:text-properties officeooo:paragraph-rsid="005162f8" style:font-name-asian="ヒラギノ丸ゴ ProN1"/>
    </style:style>
    <style:style style:name="P15" style:family="paragraph" style:parent-style-name="Standard">
      <style:text-properties officeooo:paragraph-rsid="00533aab" style:font-name-asian="ヒラギノ丸ゴ ProN1"/>
    </style:style>
    <style:style style:name="P16" style:family="paragraph" style:parent-style-name="Standard">
      <style:text-properties officeooo:paragraph-rsid="00541d3c" style:font-name-asian="ヒラギノ丸ゴ ProN1"/>
    </style:style>
    <style:style style:name="P17" style:family="paragraph" style:parent-style-name="Standard">
      <style:text-properties officeooo:paragraph-rsid="0057ed9f" style:font-name-asian="ヒラギノ丸ゴ ProN1"/>
    </style:style>
    <style:style style:name="P18" style:family="paragraph" style:parent-style-name="Standard">
      <style:text-properties officeooo:paragraph-rsid="005883b6" style:font-name-asian="ヒラギノ丸ゴ ProN1"/>
    </style:style>
    <style:style style:name="P19" style:family="paragraph" style:parent-style-name="Standard">
      <style:text-properties officeooo:paragraph-rsid="005d4ad4" style:font-name-asian="ヒラギノ丸ゴ ProN1"/>
    </style:style>
    <style:style style:name="P20" style:family="paragraph" style:parent-style-name="Standard">
      <style:text-properties officeooo:paragraph-rsid="0028f5cd" style:font-name-asian="ヒラギノ丸ゴ ProN1"/>
    </style:style>
    <style:style style:name="P21" style:family="paragraph" style:parent-style-name="Standard">
      <style:text-properties officeooo:paragraph-rsid="00649344" style:font-name-asian="ヒラギノ丸ゴ ProN1"/>
    </style:style>
    <style:style style:name="P22" style:family="paragraph" style:parent-style-name="Standard">
      <style:text-properties officeooo:paragraph-rsid="0068a752" style:font-name-asian="ヒラギノ丸ゴ ProN1"/>
    </style:style>
    <style:style style:name="P23" style:family="paragraph" style:parent-style-name="Standard">
      <style:text-properties officeooo:paragraph-rsid="006a5854" style:font-name-asian="ヒラギノ丸ゴ ProN1"/>
    </style:style>
    <style:style style:name="P24" style:family="paragraph" style:parent-style-name="Standard">
      <style:text-properties officeooo:paragraph-rsid="006fcdd8" style:font-name-asian="ヒラギノ丸ゴ ProN1"/>
    </style:style>
    <style:style style:name="P25" style:family="paragraph" style:parent-style-name="Standard">
      <style:text-properties officeooo:paragraph-rsid="00707c2c" style:font-name-asian="ヒラギノ丸ゴ ProN1"/>
    </style:style>
    <style:style style:name="P26" style:family="paragraph" style:parent-style-name="Standard">
      <style:text-properties officeooo:paragraph-rsid="00708ebc" style:font-name-asian="ヒラギノ丸ゴ ProN1"/>
    </style:style>
    <style:style style:name="P27" style:family="paragraph" style:parent-style-name="Standard">
      <style:text-properties officeooo:paragraph-rsid="00728173" style:font-name-asian="ヒラギノ丸ゴ ProN1"/>
    </style:style>
    <style:style style:name="P28" style:family="paragraph" style:parent-style-name="Standard">
      <style:text-properties officeooo:paragraph-rsid="00770ef1" style:font-name-asian="ヒラギノ丸ゴ ProN1"/>
    </style:style>
    <style:style style:name="P29" style:family="paragraph" style:parent-style-name="Standard">
      <style:text-properties officeooo:paragraph-rsid="0079bc3d" style:font-name-asian="ヒラギノ丸ゴ ProN1"/>
    </style:style>
    <style:style style:name="P30" style:family="paragraph" style:parent-style-name="Standard">
      <style:text-properties officeooo:paragraph-rsid="007af434" style:font-name-asian="ヒラギノ丸ゴ ProN1"/>
    </style:style>
    <style:style style:name="P31" style:family="paragraph" style:parent-style-name="Standard">
      <style:text-properties officeooo:paragraph-rsid="007b8a0e" style:font-name-asian="ヒラギノ丸ゴ ProN1"/>
    </style:style>
    <style:style style:name="P32" style:family="paragraph" style:parent-style-name="Standard">
      <style:text-properties officeooo:paragraph-rsid="00893859" style:font-name-asian="ヒラギノ丸ゴ ProN1"/>
    </style:style>
    <style:style style:name="P33" style:family="paragraph" style:parent-style-name="Standard">
      <style:text-properties officeooo:paragraph-rsid="008a289f" style:font-name-asian="ヒラギノ丸ゴ ProN1"/>
    </style:style>
    <style:style style:name="P34" style:family="paragraph" style:parent-style-name="Standard">
      <style:text-properties officeooo:paragraph-rsid="00a3208c" style:font-name-asian="ヒラギノ丸ゴ ProN1"/>
    </style:style>
    <style:style style:name="P35" style:family="paragraph" style:parent-style-name="Standard">
      <style:text-properties officeooo:paragraph-rsid="00bd0cc7" style:font-name-asian="ヒラギノ丸ゴ ProN1"/>
    </style:style>
    <style:style style:name="P36" style:family="paragraph" style:parent-style-name="Standard">
      <style:text-properties officeooo:paragraph-rsid="00bf63ef" style:font-name-asian="ヒラギノ丸ゴ ProN1"/>
    </style:style>
    <style:style style:name="P37" style:family="paragraph" style:parent-style-name="Standard">
      <style:text-properties officeooo:paragraph-rsid="00b1eab6" style:font-name-asian="ヒラギノ丸ゴ ProN1"/>
    </style:style>
    <style:style style:name="P38" style:family="paragraph" style:parent-style-name="Standard">
      <style:text-properties officeooo:paragraph-rsid="00c8d6e0" style:font-name-asian="ヒラギノ丸ゴ ProN1"/>
    </style:style>
    <style:style style:name="P39" style:family="paragraph" style:parent-style-name="Standard">
      <style:text-properties officeooo:paragraph-rsid="00cda9b8" style:font-name-asian="ヒラギノ丸ゴ ProN1"/>
    </style:style>
    <style:style style:name="P40" style:family="paragraph" style:parent-style-name="Standard">
      <style:text-properties officeooo:paragraph-rsid="00d20add" style:font-name-asian="ヒラギノ丸ゴ ProN1"/>
    </style:style>
    <style:style style:name="P41" style:family="paragraph" style:parent-style-name="Standard">
      <style:text-properties officeooo:paragraph-rsid="00d36baf" style:font-name-asian="ヒラギノ丸ゴ ProN1"/>
    </style:style>
    <style:style style:name="P42" style:family="paragraph" style:parent-style-name="Standard">
      <style:text-properties officeooo:paragraph-rsid="00d5d33a" style:font-name-asian="ヒラギノ丸ゴ ProN1"/>
    </style:style>
    <style:style style:name="P43" style:family="paragraph" style:parent-style-name="Standard">
      <style:text-properties officeooo:paragraph-rsid="00d6c895" style:font-name-asian="ヒラギノ丸ゴ ProN1"/>
    </style:style>
    <style:style style:name="P44" style:family="paragraph" style:parent-style-name="Standard">
      <style:text-properties officeooo:rsid="00db11b7" officeooo:paragraph-rsid="00db11b7" style:font-name-asian="ヒラギノ丸ゴ ProN1"/>
    </style:style>
    <style:style style:name="P45" style:family="paragraph" style:parent-style-name="Standard">
      <style:text-properties officeooo:paragraph-rsid="00dff784" style:font-name-asian="ヒラギノ丸ゴ ProN1"/>
    </style:style>
    <style:style style:name="P46" style:family="paragraph" style:parent-style-name="Standard">
      <style:text-properties officeooo:paragraph-rsid="00e44dff" style:font-name-asian="ヒラギノ丸ゴ ProN1"/>
    </style:style>
    <style:style style:name="P47" style:family="paragraph" style:parent-style-name="Standard">
      <style:text-properties officeooo:paragraph-rsid="00e5cdbb" style:font-name-asian="ヒラギノ丸ゴ ProN1"/>
    </style:style>
    <style:style style:name="P48" style:family="paragraph" style:parent-style-name="Standard">
      <style:text-properties officeooo:paragraph-rsid="00e60d8f" style:font-name-asian="ヒラギノ丸ゴ ProN1"/>
    </style:style>
    <style:style style:name="P49" style:family="paragraph" style:parent-style-name="Standard">
      <style:text-properties officeooo:paragraph-rsid="00e7be46" style:font-name-asian="ヒラギノ丸ゴ ProN1"/>
    </style:style>
    <style:style style:name="P50" style:family="paragraph" style:parent-style-name="Standard">
      <style:text-properties officeooo:paragraph-rsid="00e8f7e7" style:font-name-asian="ヒラギノ丸ゴ ProN1"/>
    </style:style>
    <style:style style:name="P51" style:family="paragraph" style:parent-style-name="Standard">
      <style:text-properties officeooo:paragraph-rsid="00eb4e57" style:font-name-asian="ヒラギノ丸ゴ ProN1"/>
    </style:style>
    <style:style style:name="P52" style:family="paragraph" style:parent-style-name="Standard">
      <style:text-properties officeooo:paragraph-rsid="00ee8a39" style:font-name-asian="ヒラギノ丸ゴ ProN1"/>
    </style:style>
    <style:style style:name="P53" style:family="paragraph" style:parent-style-name="Standard">
      <style:text-properties officeooo:paragraph-rsid="00f28972" style:font-name-asian="ヒラギノ丸ゴ ProN1"/>
    </style:style>
    <style:style style:name="P54" style:family="paragraph" style:parent-style-name="Standard">
      <style:text-properties officeooo:paragraph-rsid="00f31cf3" style:font-name-asian="ヒラギノ丸ゴ ProN1"/>
    </style:style>
    <style:style style:name="P55" style:family="paragraph" style:parent-style-name="Standard">
      <style:text-properties officeooo:paragraph-rsid="01029d44" style:font-name-asian="ヒラギノ丸ゴ ProN1"/>
    </style:style>
    <style:style style:name="P56" style:family="paragraph" style:parent-style-name="Standard">
      <style:text-properties officeooo:paragraph-rsid="01042ab8" style:font-name-asian="ヒラギノ丸ゴ ProN1"/>
    </style:style>
    <style:style style:name="P57" style:family="paragraph" style:parent-style-name="Standard">
      <style:text-properties officeooo:rsid="01087566" officeooo:paragraph-rsid="01087566" style:font-name-asian="ヒラギノ丸ゴ ProN1"/>
    </style:style>
    <style:style style:name="P58" style:family="paragraph" style:parent-style-name="Standard">
      <style:text-properties officeooo:rsid="01087566" officeooo:paragraph-rsid="010fffd1" style:font-name-asian="ヒラギノ丸ゴ ProN1"/>
    </style:style>
    <style:style style:name="P59" style:family="paragraph" style:parent-style-name="Standard">
      <style:text-properties officeooo:rsid="01087566" officeooo:paragraph-rsid="011a9672" style:font-name-asian="ヒラギノ丸ゴ ProN1"/>
    </style:style>
    <style:style style:name="P60" style:family="paragraph" style:parent-style-name="Standard">
      <style:text-properties officeooo:rsid="01087566" officeooo:paragraph-rsid="011b20ac" style:font-name-asian="ヒラギノ丸ゴ ProN1"/>
    </style:style>
    <style:style style:name="P61" style:family="paragraph" style:parent-style-name="Standard">
      <style:text-properties officeooo:rsid="01087566" officeooo:paragraph-rsid="011f785d" style:font-name-asian="ヒラギノ丸ゴ ProN1"/>
    </style:style>
    <style:style style:name="P62" style:family="paragraph" style:parent-style-name="Standard">
      <style:text-properties officeooo:rsid="01087566" officeooo:paragraph-rsid="011fcb4b" style:font-name-asian="ヒラギノ丸ゴ ProN1"/>
    </style:style>
    <style:style style:name="P63" style:family="paragraph" style:parent-style-name="Standard">
      <style:text-properties officeooo:rsid="01087566" officeooo:paragraph-rsid="0128bf99" style:font-name-asian="ヒラギノ丸ゴ ProN1"/>
    </style:style>
    <style:style style:name="P64" style:family="paragraph" style:parent-style-name="Standard">
      <style:text-properties officeooo:rsid="01087566" officeooo:paragraph-rsid="012a141b" style:font-name-asian="ヒラギノ丸ゴ ProN1"/>
    </style:style>
    <style:style style:name="P65" style:family="paragraph" style:parent-style-name="Standard">
      <style:text-properties officeooo:rsid="01087566" officeooo:paragraph-rsid="012b93cb" style:font-name-asian="ヒラギノ丸ゴ ProN1"/>
    </style:style>
    <style:style style:name="P66" style:family="paragraph" style:parent-style-name="Standard">
      <style:text-properties officeooo:rsid="01087566" officeooo:paragraph-rsid="0131e56f" style:font-name-asian="ヒラギノ丸ゴ ProN1"/>
    </style:style>
    <style:style style:name="P67" style:family="paragraph" style:parent-style-name="Standard">
      <style:text-properties officeooo:rsid="01087566" officeooo:paragraph-rsid="013368e6" style:font-name-asian="ヒラギノ丸ゴ ProN1"/>
    </style:style>
    <style:style style:name="P68" style:family="paragraph" style:parent-style-name="Standard">
      <style:text-properties officeooo:rsid="01087566" officeooo:paragraph-rsid="01363f5c" style:font-name-asian="ヒラギノ丸ゴ ProN1"/>
    </style:style>
    <style:style style:name="P69" style:family="paragraph" style:parent-style-name="Standard">
      <style:text-properties officeooo:rsid="01087566" officeooo:paragraph-rsid="0138617a" style:font-name-asian="ヒラギノ丸ゴ ProN1"/>
    </style:style>
    <style:style style:name="P70" style:family="paragraph" style:parent-style-name="Standard">
      <style:text-properties officeooo:rsid="01087566" officeooo:paragraph-rsid="013b82d0" style:font-name-asian="ヒラギノ丸ゴ ProN1"/>
    </style:style>
    <style:style style:name="P71" style:family="paragraph" style:parent-style-name="Standard">
      <style:text-properties officeooo:rsid="01087566" officeooo:paragraph-rsid="01440fd8" style:font-name-asian="ヒラギノ丸ゴ ProN1"/>
    </style:style>
    <style:style style:name="P72" style:family="paragraph" style:parent-style-name="Standard">
      <style:text-properties officeooo:rsid="01087566" officeooo:paragraph-rsid="014739e5" style:font-name-asian="ヒラギノ丸ゴ ProN1"/>
    </style:style>
    <style:style style:name="P73" style:family="paragraph" style:parent-style-name="Standard">
      <style:text-properties officeooo:paragraph-rsid="010fffd1" style:font-name-asian="ヒラギノ丸ゴ ProN1"/>
    </style:style>
    <style:style style:name="P74" style:family="paragraph" style:parent-style-name="Standard">
      <style:text-properties officeooo:rsid="01440fd8" officeooo:paragraph-rsid="01440fd8" style:font-name-asian="ヒラギノ丸ゴ ProN1"/>
    </style:style>
    <style:style style:name="P75" style:family="paragraph" style:parent-style-name="Standard">
      <style:paragraph-properties fo:text-align="center" style:justify-single-word="false"/>
      <style:text-properties style:font-name="ヒラギノ丸ゴ ProN" officeooo:rsid="005faf45" officeooo:paragraph-rsid="004c6f88" style:font-name-asian="ヒラギノ丸ゴ ProN" style:font-name-complex="ヒラギノ丸ゴ ProN"/>
    </style:style>
    <style:style style:name="P76" style:family="paragraph" style:parent-style-name="Standard">
      <style:paragraph-properties fo:text-align="center" style:justify-single-word="false"/>
      <style:text-properties style:font-name="ヒラギノ丸ゴ ProN" officeooo:rsid="005faf45" officeooo:paragraph-rsid="005faf45" style:font-name-asian="ヒラギノ丸ゴ ProN" style:font-name-complex="ヒラギノ丸ゴ ProN"/>
    </style:style>
    <style:style style:name="P77" style:family="paragraph" style:parent-style-name="Standard">
      <style:paragraph-properties fo:text-align="center" style:justify-single-word="false"/>
      <style:text-properties style:font-name="ヒラギノ丸ゴ ProN" officeooo:rsid="005faf45" officeooo:paragraph-rsid="006c31dc" style:font-name-asian="ヒラギノ丸ゴ ProN" style:font-name-complex="ヒラギノ丸ゴ ProN"/>
    </style:style>
    <style:style style:name="P78" style:family="paragraph" style:parent-style-name="Standard">
      <style:paragraph-properties fo:text-align="center" style:justify-single-word="false"/>
      <style:text-properties style:font-name="ヒラギノ丸ゴ ProN" officeooo:rsid="005faf45" officeooo:paragraph-rsid="007b8a0e" style:font-name-asian="ヒラギノ丸ゴ ProN" style:font-name-complex="ヒラギノ丸ゴ ProN"/>
    </style:style>
    <style:style style:name="P79" style:family="paragraph" style:parent-style-name="Standard">
      <style:paragraph-properties fo:text-align="center" style:justify-single-word="false"/>
      <style:text-properties style:font-name="ヒラギノ丸ゴ ProN" officeooo:rsid="005faf45" officeooo:paragraph-rsid="008a289f" style:font-name-asian="ヒラギノ丸ゴ ProN" style:font-name-complex="ヒラギノ丸ゴ ProN"/>
    </style:style>
    <style:style style:name="P80" style:family="paragraph" style:parent-style-name="Standard">
      <style:paragraph-properties fo:text-align="center" style:justify-single-word="false"/>
      <style:text-properties style:font-name="ヒラギノ丸ゴ ProN" officeooo:rsid="005faf45" officeooo:paragraph-rsid="009a362d" style:font-name-asian="ヒラギノ丸ゴ ProN" style:font-name-complex="ヒラギノ丸ゴ ProN"/>
    </style:style>
    <style:style style:name="P81" style:family="paragraph" style:parent-style-name="Standard">
      <style:paragraph-properties fo:text-align="center" style:justify-single-word="false"/>
      <style:text-properties style:font-name="ヒラギノ丸ゴ ProN" officeooo:rsid="005faf45" officeooo:paragraph-rsid="00d36baf" style:font-name-asian="ヒラギノ丸ゴ ProN" style:font-name-complex="ヒラギノ丸ゴ ProN"/>
    </style:style>
    <style:style style:name="P82" style:family="paragraph" style:parent-style-name="Standard">
      <style:paragraph-properties fo:text-align="center" style:justify-single-word="false"/>
      <style:text-properties style:font-name="ヒラギノ丸ゴ ProN" officeooo:rsid="005faf45" officeooo:paragraph-rsid="00e7be46" style:font-name-asian="ヒラギノ丸ゴ ProN" style:font-name-complex="ヒラギノ丸ゴ ProN"/>
    </style:style>
    <style:style style:name="P83" style:family="paragraph" style:parent-style-name="Standard">
      <style:paragraph-properties fo:text-align="center" style:justify-single-word="false"/>
      <style:text-properties style:font-name="ヒラギノ丸ゴ ProN" officeooo:rsid="005faf45" officeooo:paragraph-rsid="01029d44" style:font-name-asian="ヒラギノ丸ゴ ProN" style:font-name-complex="ヒラギノ丸ゴ ProN"/>
    </style:style>
    <style:style style:name="P84" style:family="paragraph" style:parent-style-name="Standard">
      <style:paragraph-properties fo:text-align="center" style:justify-single-word="false"/>
      <style:text-properties style:font-name="ヒラギノ丸ゴ ProN" officeooo:rsid="005faf45" officeooo:paragraph-rsid="010fffd1" style:font-name-asian="ヒラギノ丸ゴ ProN" style:font-name-complex="ヒラギノ丸ゴ ProN"/>
    </style:style>
    <style:style style:name="P85" style:family="paragraph" style:parent-style-name="Standard">
      <style:paragraph-properties fo:text-align="center" style:justify-single-word="false"/>
      <style:text-properties style:font-name="ヒラギノ丸ゴ ProN" officeooo:rsid="005faf45" officeooo:paragraph-rsid="011f785d" style:font-name-asian="ヒラギノ丸ゴ ProN" style:font-name-complex="ヒラギノ丸ゴ ProN"/>
    </style:style>
    <style:style style:name="P86" style:family="paragraph" style:parent-style-name="Standard">
      <style:paragraph-properties fo:text-align="center" style:justify-single-word="false"/>
      <style:text-properties style:font-name="ヒラギノ丸ゴ ProN" officeooo:rsid="005faf45" officeooo:paragraph-rsid="012a141b" style:font-name-asian="ヒラギノ丸ゴ ProN" style:font-name-complex="ヒラギノ丸ゴ ProN"/>
    </style:style>
    <style:style style:name="P87" style:family="paragraph" style:parent-style-name="Standard">
      <style:paragraph-properties fo:text-align="center" style:justify-single-word="false"/>
      <style:text-properties style:font-name="ヒラギノ丸ゴ ProN" officeooo:rsid="005faf45" officeooo:paragraph-rsid="013b82d0" style:font-name-asian="ヒラギノ丸ゴ ProN" style:font-name-complex="ヒラギノ丸ゴ ProN"/>
    </style:style>
    <style:style style:name="P88" style:family="paragraph" style:parent-style-name="Standard">
      <style:paragraph-properties fo:text-align="center" style:justify-single-word="false"/>
      <style:text-properties style:font-name="ヒラギノ丸ゴ ProN" officeooo:rsid="005faf45" officeooo:paragraph-rsid="01440fd8" style:font-name-asian="ヒラギノ丸ゴ ProN" style:font-name-complex="ヒラギノ丸ゴ ProN"/>
    </style:style>
    <style:style style:name="P89" style:family="paragraph" style:parent-style-name="Standard">
      <style:text-properties style:text-underline-style="none" officeooo:paragraph-rsid="00893859" style:font-name-asian="ヒラギノ丸ゴ ProN1"/>
    </style:style>
    <style:style style:name="P90" style:family="paragraph" style:parent-style-name="Standard">
      <style:text-properties style:text-underline-style="none" officeooo:paragraph-rsid="009a362d" style:font-name-asian="ヒラギノ丸ゴ ProN1"/>
    </style:style>
    <style:style style:name="P91" style:family="paragraph" style:parent-style-name="Standard">
      <style:text-properties style:text-underline-style="none" officeooo:paragraph-rsid="00d36baf" style:font-name-asian="ヒラギノ丸ゴ ProN1"/>
    </style:style>
    <style:style style:name="P92" style:family="paragraph" style:parent-style-name="Standard">
      <style:paragraph-properties fo:break-before="page"/>
      <style:text-properties officeooo:paragraph-rsid="0019167c" style:font-name-asian="ヒラギノ丸ゴ ProN1"/>
    </style:style>
    <style:style style:name="P93" style:family="paragraph" style:parent-style-name="Standard">
      <style:paragraph-properties fo:break-before="page"/>
      <style:text-properties officeooo:paragraph-rsid="00728173" style:font-name-asian="ヒラギノ丸ゴ ProN1"/>
    </style:style>
    <style:style style:name="P94" style:family="paragraph" style:parent-style-name="Standard">
      <style:text-properties officeooo:rsid="01087566" officeooo:paragraph-rsid="0138617a" style:font-name-asian="ヒラギノ丸ゴ ProN1"/>
    </style:style>
    <style:style style:name="P95" style:family="paragraph" style:parent-style-name="Standard">
      <style:text-properties officeooo:rsid="01087566" officeooo:paragraph-rsid="0155df19" style:font-name-asian="ヒラギノ丸ゴ ProN1"/>
    </style:style>
    <style:style style:name="P96" style:family="paragraph" style:parent-style-name="Standard">
      <style:text-properties officeooo:rsid="01087566" officeooo:paragraph-rsid="016032d0" style:font-name-asian="ヒラギノ丸ゴ ProN1"/>
    </style:style>
    <style:style style:name="P97" style:family="paragraph" style:parent-style-name="Standard">
      <style:text-properties officeooo:rsid="01087566" officeooo:paragraph-rsid="01663149" style:font-name-asian="ヒラギノ丸ゴ ProN1"/>
    </style:style>
    <style:style style:name="P98" style:family="paragraph" style:parent-style-name="Standard">
      <style:text-properties officeooo:rsid="01087566" officeooo:paragraph-rsid="016cfeed" style:font-name-asian="ヒラギノ丸ゴ ProN1"/>
    </style:style>
    <style:style style:name="P99" style:family="paragraph" style:parent-style-name="Standard">
      <style:text-properties officeooo:rsid="01087566" officeooo:paragraph-rsid="01786ed3" style:font-name-asian="ヒラギノ丸ゴ ProN1"/>
    </style:style>
    <style:style style:name="P100" style:family="paragraph" style:parent-style-name="Standard">
      <style:text-properties officeooo:rsid="01087566" officeooo:paragraph-rsid="0187e992" style:font-name-asian="ヒラギノ丸ゴ ProN1"/>
    </style:style>
    <style:style style:name="P101" style:family="paragraph" style:parent-style-name="Standard">
      <style:text-properties officeooo:rsid="01087566" officeooo:paragraph-rsid="01895e98" style:font-name-asian="ヒラギノ丸ゴ ProN1"/>
    </style:style>
    <style:style style:name="P102" style:family="paragraph" style:parent-style-name="Standard">
      <style:text-properties officeooo:rsid="01087566" officeooo:paragraph-rsid="018ba3d8" style:font-name-asian="ヒラギノ丸ゴ ProN1"/>
    </style:style>
    <style:style style:name="P103" style:family="paragraph" style:parent-style-name="Standard">
      <style:paragraph-properties fo:text-align="center" style:justify-single-word="false"/>
      <style:text-properties style:font-name="ヒラギノ丸ゴ ProN" officeooo:rsid="005faf45" officeooo:paragraph-rsid="016032d0" style:font-name-asian="ヒラギノ丸ゴ ProN" style:font-name-complex="ヒラギノ丸ゴ Pro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序章</text:p>
      <text:p text:style-name="P1"/>
      <text:p text:style-name="P2">　</text:p>
      <text:p text:style-name="P92"/>
      <text:p text:style-name="P3"/>
      <text:p text:style-name="P5">第１章　葬式</text:p>
      <text:p text:style-name="P3"/>
      <text:p text:style-name="P9">　家族の付き合いで葬儀に出席することになった。</text:p>
      <text:p text:style-name="P9">　私とは殆ど面識はなかったけど祖母や父が随分とお世話になった人物らしい。</text:p>
      <text:p text:style-name="P10">　世間では軍事関係の自動人形の開発者として知られるトップ・ドッグマウスの葬儀…</text:p>
      <text:p text:style-name="P10">　有名人だけあって特定業界の大者も出席していたが、軍事関係と言うことで一般に忌み嫌われている氏の葬儀に出席するのはあまり乗り気じゃなかった。</text:p>
      <text:p text:style-name="P17">　私にとってはつまらないイベントだ。とは言っても参列者の多くはお互い顔見知りも多いみたいで、同窓会感覚で会話を楽しんでいるようだった。</text:p>
      <text:p text:style-name="P17">　うちの祖母なんかも知り合いが参列していたみたいで他の人たちと同じ様に会話に混じっていたけど、私や父はそうじゃない部類の人間で正直退屈で仕方なかった。</text:p>
      <text:p text:style-name="P9">　私たちが退屈していた中、祖母と話していた一人の老紳士が私たちにも話しかけてきた。</text:p>
      <text:p text:style-name="P3">「そうか、君たちがモールスの息子と孫か。」</text:p>
      <text:p text:style-name="P10">　モールスとは私の祖父の名前である。</text:p>
      <text:p text:style-name="P3">「自己紹介がまだだったね。私はウィロー・ライフィールド、君たちの父親や祖父に当たるモールス・フォーメンとは古い友人だよ。彼にはリビングドールを作ってもらったりと随分とお世話になっていてね、ご子息がこんなに立派に成長していて安心したよ。彼も生きていればさぞ喜んだだろうに。」</text:p>
      <text:p text:style-name="P9"/>
      <text:p text:style-name="P75">☀☁☂☃</text:p>
      <text:p text:style-name="P9"/>
      <text:p text:style-name="P3">　かつてモールス・フォーメンとトップ・ドッグマウスという二人の人形技師がいた。</text:p>
      <text:p text:style-name="P10">　二人は協力して人形を動かす科学の技術と自動で物を動かす魔法の技術を融合させた自動人形という新たな技術を生み出した。</text:p>
      <text:p text:style-name="P10">　だが、人形に命を吹き込みたいというモールス・フォーメンと人形はあくまで人の代わりとなる道具の域を出てはならないという考えのトップ・ドッグマウスは対立し、お互いが別々の道を歩むことになってしまったのだ。</text:p>
      <text:p text:style-name="P9">　モールス・フォーメンは魔法の技術を駆使して人形に命を吹き込むことに成功した。</text:p>
      <text:p text:style-name="P10">　そして命を吹き込まれた人形はリビングドールと命名される。</text:p>
      <text:p text:style-name="P10">　作られたリビングドールたちは次々と世に広まっていき有名になった。</text:p>
      <text:p text:style-name="P18">　私の祖父モールスはリビングドールの創始者と讃えられ、富を築き、結婚もし、子供にも恵まれ幸せの絶頂かと思われた。</text:p>
      <text:p text:style-name="P9">　ところがそんな祖父が苦悩に陥る転機が訪れる。</text:p>
      <text:p text:style-name="P10">　祖父は自分の作成した人形に清廉純白の心を与え、それを各地に広めていた…</text:p>
      <text:p text:style-name="P10">　のだけど、その心が黒くなって人形が暴走するいわゆる「黒化現象」が次々と発生したのだ。</text:p>
      <text:p text:style-name="P10"/>
      <text:p text:style-name="P9">　祖父は原因がわからず悩んだ。</text:p>
      <text:p text:style-name="P9"/>
      <text:p text:style-name="P10">　リビングドールの技術から得た富…最愛の妻と息子…いずれも彼の心を癒せなかったようだ。</text:p>
      <text:p text:style-name="P3">　ある日、祖父モールスは私の祖母と父を残して失踪した。</text:p>
      <text:p text:style-name="P3"/>
      <text:p text:style-name="P6">　祖父が失踪してから私の家は経済的危機に陥った。</text:p>
      <text:p text:style-name="P10">　人々は黒化現象による暴走を恐れてリビングドールを求めなくなったからだ。</text:p>
      <text:p text:style-name="P6">　そんな中で、かつて祖父と一緒に自動人形を技術を確立させたドッグマウス氏が</text:p>
      <text:p text:style-name="P6">「この技術はモールスと二人で作ったものだから。」</text:p>
      <text:p text:style-name="P6">と自動人形技術で手に入れた収益の半分を私たちの一家に入れてくれたのだ。</text:p>
      <text:p text:style-name="P6"><text:soft-page-break/>　祖母と父はかつての祖父の盟友ドッグマウス氏の心遣いに深く感謝した。</text:p>
      <text:p text:style-name="P3"/>
      <text:p text:style-name="P11">　一方で祖父の残したリビングドールの技術は書物にまとめられ私の代まで引き継がれてはいる。</text:p>
      <text:p text:style-name="P11">　けれど、その呪われた技術を誰も求める事はなく、私の祖母や父は祖父の失踪の原因を作ったこの技術を嫌ってしまい、今日まで有効利用される事はなかった。</text:p>
      <text:p text:style-name="P11"/>
      <text:p text:style-name="P76">☀☁☂☃</text:p>
      <text:p text:style-name="P11"/>
      <text:p text:style-name="P12">　とまあこういう経緯もあって、うちでは今も家庭を支え続ける自動人形の技術には感謝している。</text:p>
      <text:p text:style-name="P12">　が、祖父の残したリビングドールの技術は呪われたものとまでは行かなくても祖母も父も良くは想っていない様だ。</text:p>
      <text:p text:style-name="P12">　ライフィード氏がその名前を出した途端、祖母や父の表情が心なしか曇った様に感じた。</text:p>
      <text:p text:style-name="P3">　</text:p>
      <text:p text:style-name="P3">「父にドッグマウスおじさん以外の友人がいるとは驚きました。なんせ自分が物心着く前には失踪して既にいなかったものですから、私は父のことは何も知らなくて…ですが、葬式とは言えこの様な形で父を知るお方に出会えるなんて、ドッグマウスおじさんには亡くなってからもお世話になりっぱなしです。」</text:p>
      <text:p text:style-name="P7">「モールスが失踪…そういう事に…いや、何でもない。お父上の事は残念だったね。だが、モールスは立派な人だったよ。今日の葬儀の当人であるトップと共に人々の生活を豊かにするために自動人形の技術を作り上げたのだから。そのおかげで人手のかかる重労働や危険な作業は全部自動人形に押し付ける事が叶ったんだ。農業に工業、道路や建物の建設なんかの工事、そして戦争までもが……。おかげで私の家が代々治めてきた農村は街へと生まれ変わり、若者が戦争に取られて疲弊する事もなく発展する事ができたわけだ…」</text:p>
      <text:p text:style-name="P7"/>
      <text:p text:style-name="P9">　ライフィールド氏が自動人形のその素晴らしさについて嬉々として語ってくる様子に私は少しまいってしまった。</text:p>
      <text:p text:style-name="P9">　普段話し相手がいなくての久々の会話だったのか、それとも古い友人の事を久々に話せて嬉しかったのか、はたまた単純に話すのが好きなのかはわからないけど、普段あまり見ることのないテンション高めで話すその年寄りが苦手だと感じた瞬間だった。</text:p>
      <text:p text:style-name="P7"/>
      <text:p text:style-name="P7">「リビングドールの技術だって、人々がより人形を使いやすくするためのにとモールスが頑張った成果なんだ。単純な命令しかこなせない自動人形よりも人間と同じ様に意思疎通ができる人形の方がより複雑な頼み事もこなしてくれる、そういう事なんだよ。うちにいる一体もそういうところが便利でねえ、今でもメイドとして働いてもらっているが本当に助かっているんだ。」</text:p>
      <text:p text:style-name="P8">「いや…でも、リビングドールは…」</text:p>
      <text:p text:style-name="P8"/>
      <text:p text:style-name="P13">　思わず口をはさんでしまった…</text:p>
      <text:p text:style-name="P13">　ライフィールド氏の話からリビングドールは便利だという事もその成果に喜んでいる事も伝わってくる。</text:p>
      <text:p text:style-name="P13">　でも私は実際に動くリビングドールを見たことはない</text:p>
      <text:p text:style-name="P13">　心の黒化現象による暴走という問題を抱えているリビングドールを好意的に思っているどころか、今でも稼働させている人間がいる事に正直驚きを隠せなかった。</text:p>
      <text:p text:style-name="P13"/>
      <text:p text:style-name="P13">　私は祖母や父と違ってリビングドールについて否定的じゃない。</text:p>
      <text:p text:style-name="P13">　否定的じゃないだけで肯定的でもない。</text:p>
      <text:p text:style-name="P13">　子供の頃から自動人形が大好きで、十五歳になる頃には自動人形についての技術も一通り学び終える程だった。</text:p>
      <text:p text:style-name="P13"><text:soft-page-break/>　祖父から伝わるリビングドールの技術もその一環として、また単なる興味本位で勉強はしているし、</text:p>
      <text:p text:style-name="P13">今知っている自動人形の技術と組み合わせれば再現できる自信もある。</text:p>
      <text:p text:style-name="P13">　でも、私はリビンドールを作る気にはならなかった。</text:p>
      <text:p text:style-name="P21">　勿論、黒化現象を恐れているというのもある。</text:p>
      <text:p text:style-name="P21">　だけどそれだけじゃない。人の心を人形に与えるというその行為に一人形技師として私は責任を持たなければならないと同時にどうしても疑問を払拭できないでいたからだ。</text:p>
      <text:p text:style-name="P13">　</text:p>
      <text:p text:style-name="P13">「わかっているよ、黒化現象の事だろう？」</text:p>
      <text:p text:style-name="P13">　ライフィールド氏は続けて語る。</text:p>
      <text:p text:style-name="P13">「幸いにもうちのは未だその現象はあらわれていなくてね…」</text:p>
      <text:p text:style-name="P13">「モールスがリビングドールの黒化現象に悩んでいたのは勿論知っているさ。けれど、全てのリビングドールが黒化したわけじゃないし、研究が進めば黒化現象だって改善されるはずなんだよ…」　</text:p>
      <text:p text:style-name="P3">　黒化現象の改善…考えた事もなかった。</text:p>
      <text:p text:style-name="P3">　リビングドールを作り上げるほどの技術者の祖父が匙を投げた難題…その先入観からか黒化現象は避けては通れないものとばかり思っていたからだ。</text:p>
      <text:p text:style-name="P14">「原因もわからないのに本当に改善できるのでしょうか？」</text:p>
      <text:p text:style-name="P14">「私も一応知識としてだけなら祖父の残した書物からリビングドールの作り方やその仕組みについて知っています。その基礎となる自動人形の作る技術も学んでいますので、リビングドールを作る事もできます…が、再現して作ろうとは思いません。」</text:p>
      <text:p text:style-name="P15">「なんと、君はモールスからリビングドールの技術を引き継いだのか！」</text:p>
      <text:p text:style-name="P15">　私がリビングドールの技術を引き継いでいるのが意外だったのか、ライフィールド氏は驚いている。</text:p>
      <text:p text:style-name="P16">「てっきり彼の代で失われてしまった技術だとばかり思っていたよ…トップも死んでしまった今となっては、このまま歴史の闇に消えてしまう他ないと…だが、君がいてくれて良かった。君さえ頑張ればリビングドールを再興できるに違いない！」</text:p>
      <text:p text:style-name="P16">「で、ですから私はリビングドールの再現はしませんし、ましてや再興など…」</text:p>
      <text:p text:style-name="P19">「な、何故だ！？君は自分が引き継いだ技術の価値がわからないのか！？」</text:p>
      <text:p text:style-name="P19">　そんな事を言われても正直困ってしまう。</text:p>
      <text:p text:style-name="P20">　現存するリビングドールの存在を当然伝えらて心踊るところもあるけれど、いきなりリビングドールの復興なんてのは飛躍し過ぎだ。</text:p>
      <text:p text:style-name="P20">「おっ、落ち着いてください。再現はしないとは言いましたがリビングドール自体には興味がありますし…そっ、そのっ…できれば一度動いているリビングドールを見せていただけたら嬉しい…かな…と…」</text:p>
      <text:p text:style-name="P20">「おおっ、それはいい！動いているのを見れば君にもリビングドールのその素晴らしさが伝わるに違いない！」</text:p>
      <text:p text:style-name="P20">　思わず口からでまかせを言ってしまった…いや、リビングドールを見てみたいというのは本当だ…けど、その本音を口走ってしまった事に内心自分でも驚いている。</text:p>
      <text:p text:style-name="P20">「そうだ、君にうちのリビングドールのメンテナンスを依頼しよう。いや、悪いところがあるって訳じゃあないんだが稼働させて最後にモールスに見てもらってから随分経つからなあ…何処か調子の悪いところがないか見てもらいたいんじゃ。」</text:p>
      <text:p text:style-name="P20"/>
      <text:p text:style-name="P20"/>
      <text:p text:style-name="P20"/>
      <text:p text:style-name="P20"/>
      <text:p text:style-name="P20">　</text:p>
      <text:p text:style-name="P20"/>
      <text:p text:style-name="P3"/>
      <text:p text:style-name="P92"/>
      <text:p text:style-name="P4">第２章　終わりと始まりの街</text:p>
      <text:p text:style-name="P4"/>
      <text:p text:style-name="P22">　街に到着したのは昼頃だった。</text:p>
      <text:p text:style-name="P22">　祖父の作った人形に出会うため、この街へとはるばるやって来たのだ。</text:p>
      <text:p text:style-name="P22">　なり行きとは言え引き受けてしまったリビングドールのメンテナンス依頼ではあったけれど、元々自動人形に人一倍興味のある私は実家からここまでの旅路で自分でも驚くぐらいにリビングドールへの期待を膨らませている。</text:p>
      <text:p text:style-name="P22">　街の中でも一際大きいライフィード氏の館には迷わず見つける事ができ、私は祖父の作品に出会う心を抑えきれず早速尋ねることにした。</text:p>
      <text:p text:style-name="P4"/>
      <text:p text:style-name="P4">「ウェル・フォーメン様ですね？お待ちしておりました。」</text:p>
      <text:p text:style-name="P23">　館の門の前に行くと私の気配を察したのか一体の人形が駆けつけてきた。</text:p>
      <text:p text:style-name="P23">　姿背丈は成人女性…いや、それよりも若干若い感じでメイドの格好をしている、</text:p>
      <text:p text:style-name="P23">　人形技師の端くれである私が見れば人形だと一発でわかるものの、普通の人が見れば可愛らしいメイドさんにしか見えないと思う外見だ。</text:p>
      <text:p text:style-name="P25">「初めまして、私はナインペインと申します。」</text:p>
      <text:p text:style-name="P23"/>
      <text:p text:style-name="P77">☀☁☂☃</text:p>
      <text:p text:style-name="P23"/>
      <text:p text:style-name="P23">　ナインペインと名乗る人形に連れられ、私は屋敷の中を案内された。</text:p>
      <text:p text:style-name="P23">　いや、人形に案内されるという事が私にとっては異様でそして初めての事だった。</text:p>
      <text:p text:style-name="P23">　自動人形というのは作り手である人形技師の命令通りに動くもので、使う側はその人形を配置することはあれど命令するなんて事はない。</text:p>
      <text:p text:style-name="P23">「えっと…君が…もしかして…？」</text:p>
      <text:p text:style-name="P23">「はい、私がフォーメン様にメンテナンスさせていただくリビングドールです。ご主人様よりお話は伺っております。」</text:p>
      <text:p text:style-name="P23">　予め人形技師がインプットした定型文を喋る自動人形も一応はいるけれど、このナインペインと名乗る人形は違う…人間と同じ様に会話を行うのだ。</text:p>
      <text:p text:style-name="P23"/>
      <text:p text:style-name="P23">　これじゃあ、まるで人間じゃないか…</text:p>
      <text:p text:style-name="P23"/>
      <text:p text:style-name="P23">　知識としてはもちろん知っていたし、人形に命を吹き込んだらどうなるかという想像通りだ。</text:p>
      <text:p text:style-name="P24">　想像通り、想像通りの存在であるけれど、驚きは隠せない。</text:p>
      <text:p text:style-name="P24">　子供の時に聞かされるおとぎ話の世界にでも出てくる様な存在が目の前にいる。</text:p>
      <text:p text:style-name="P26">　喋る犬…喋る猫なんかの会話ができる動物、喋る花…喋る木なんかの会話ができる植物、喋る家、喋る家具…そして喋る人形なんかの喋る無機物。これらはおとぎ話の世界にこそ存在はするけど現実の世界で私たちが会話を行うのは人間同士。</text:p>
      <text:p text:style-name="P27">　だからこそ、会話ができる存在、ましてや人の形をしている存在だからなのか。まるで人間…そんな風に思わず感じてしまったのかもしれない。</text:p>
      <text:p text:style-name="P27"/>
      <text:p text:style-name="P27">　祖父がかつて熱望して作った生きた人形リビングドール。</text:p>
      <text:p text:style-name="P27">　ライフィード氏があの時その便利さを熱弁していたリビングドール。</text:p>
      <text:p text:style-name="P27">　祖父は人間を作りたかったのかと思うと人形技師として正直ゾッとしてしまい、ライフィールド氏が自分に従順な人間を作りたかったのかと思うと人としてゾッとしてしまう。</text:p>
      <text:p text:style-name="P28">　だけど人間なんか作ったところで人形みたいに思い通りに動いてくれるはずが…と一瞬考えたところでリビングドールには清廉純白の心を与えるという事を思い出した。</text:p>
      <text:p text:style-name="P29"><text:soft-page-break/>　人間…もとい生きた人形を従順に従わせるために埋め込む清廉純白な心…</text:p>
      <text:p text:style-name="P29">　そして、その心が何らかの原因によって失われる事により人形として従わせる事ができなくなるのが黒化現象によるリビングドールの暴走って事か…</text:p>
      <text:p text:style-name="P29">　だがしかし、心が純白だからと言って命令に従うものだろうか？ましてや純白じゃなくなるから暴走を引き起こすなんてのはよく考えたら変だ。</text:p>
      <text:p text:style-name="P30">　そもそも、このナインペインと名乗ったリビングドールはメイドとして働いていて、その役割上主人の命令に従順なのは人間とか人形とか関係なく当然の事だし、ましてや心が純白清廉だなんて事は微塵も関係ないじゃないか。</text:p>
      <text:p text:style-name="P30">　とか考えているうちに屋敷の応接間に着いた。</text:p>
      <text:p text:style-name="P30">「ご主人様をお呼びしますので少々お待ちください。」</text:p>
      <text:p text:style-name="P30"/>
      <text:p text:style-name="P78">☀☁☂☃</text:p>
      <text:p text:style-name="P31"/>
      <text:p text:style-name="P30">　応接間で待っていると間も無くライフィールド氏が現れた。</text:p>
      <text:p text:style-name="P30">「やあ、よく来てくれた。どうだい、うちのリビングドールのナインペインは？人間のメイドと変わらないだろう？」</text:p>
      <text:p text:style-name="P30">「ええ、驚きました。リビングドールと言うだけあってまるで生きている…いや、その体以外は正に人間そのものかと。ただ…」</text:p>
      <text:p text:style-name="P30">「お茶をお持ち致しました。」</text:p>
      <text:p text:style-name="P30">　メイドのリビングドールが客人である私と主人であるライフィールド氏にお茶を入れる…</text:p>
      <text:p text:style-name="P30">　普通の人形ならば持ち主がお茶汲み用の人形を起動させてお茶を入れさせる…のだが、この人形は違った。</text:p>
      <text:p text:style-name="P30">　主人であるライフィールド氏が特に命令することもなく自分の判断でお茶を入れに来たのだ。</text:p>
      <text:p text:style-name="P30">「ただ…どううしたのかね？」</text:p>
      <text:p text:style-name="P30">　いけない、会話の途中でつい人形に気を取られてしまった。</text:p>
      <text:p text:style-name="P30">「ただ、メイドがやる仕事ならリビングドールでなくても普通の自動人形で十分なのではないかと。例えば先ほど私が屋敷の中を案内されたのも、今みたいにお茶を入れるのも、用途別に専用の自動人形を用意してやらせれば済む話ですし、メイドの仕事である炊事洗濯も自動人形でも行えます。」</text:p>
      <text:p text:style-name="P30">「そうきたか…なるほど…」</text:p>
      <text:p text:style-name="P30">　ライフィールド氏は少し考えたように間を開けるも続けて答えた。</text:p>
      <text:p text:style-name="P30">「人形技師というのは人形は道具の領域を超えられないと考える…いや、あるいは君の性分では人形は道具の領域を超えてはいけないと思う…そういう事かね…？昔も同じような事を…いや、なんでもない。」</text:p>
      <text:p text:style-name="P30">　道具の領域を超えてはいけない…確かにそう思ってはいるし図星ではあるけれど、それがどうしたとこの老人が言いたいのかがわからなかった。</text:p>
      <text:p text:style-name="P30">「はい…確かに思っています。というよりは道具の領域を超える必要性を感じた事がなく…実のところよくわかりません。」</text:p>
      <text:p text:style-name="P30">「そうか…君はまだ若いか。予め定められた設定通りに動くだけの存在では埋められない、自分の意志で動き会話を行える人形の素晴らしさを理解できる時が君にもいつか来るよ。君にはうちのナインペインのメンテナンスを依頼していたね。彼女に触れて学ぶ事もきっと多いはずだ。」</text:p>
      <text:p text:style-name="P30">　リビングドールのメンテナンス…つい先ほど実物を見る前は普通の自動人形のメンテナンスの延長線上だと思っていたけど…あの生々しい姿を見ると体は人形である事をわかっていても、生きているものを解剖する恐怖と未知のものの中を覗く期待が入り混じったような何とも不思議な気分に襲われた、</text:p>
      <text:p text:style-name="P30">「おっと、また横道に外れてしまった…いや、この話も本筋ではあるのだが、先の葬儀の時といい人形の話となるとつい熱くなってしまい、本来言おうとしていた事を忘れてしまう…私の悪い癖だよ。本当はモールスから口止めされている事だし、随分言おうかどうか悩んだ事で本当ならあの場で話して<text:soft-page-break/>いた方がよかったかもだ…彼の妻や息子には話せない内容だが孫である君にはモールスの名誉の為にも一部分だけでも話しておかなければいけない…そう思った次第…だ…」</text:p>
      <text:p text:style-name="P32">　突然、そして唐突な話題の変更に私は面食らった。</text:p>
      <text:p text:style-name="P32">「話そう…モールス・フォーメンは失踪したのではなく、とある戦いの末に殺された事を。」</text:p>
      <text:p text:style-name="P33"/>
      <text:p text:style-name="P79">☀☁☂☃</text:p>
      <text:p text:style-name="P33"/>
      <text:p text:style-name="P32">「モールスは一般的にはリビングドールの黒化現象に悩んだ末、それに耐えきれず失踪したことになっている…のだが、実際は違う。彼は家族にすら事情を話せない相手を倒さねばならず、更にその相手がこの街の近くに潜伏している事を突き止め、五十年前にこの街の私のところを訪ねて来たのだ。」</text:p>
      <text:p text:style-name="P32">　突然の事で理解が追いつかなかった。「倒す」ってどうしてリビングドールの開発者とはいえ人形技師でしかない祖父がそんな物騒な事に？しかも家族に伝えられないとかどう言う事？</text:p>
      <text:p text:style-name="P32">「その相手と言うのは彼の名誉を守る為にも君であっても言えない…私が墓場まで持っていく秘密だ…だが、モールスが黒化現象を恐れて逃げ出したような臆病者ではなく、最後まで戦った結果死んだ事を孫である君には知ってもらいたいし、できる事なら彼の意志を継いでリビングドールの復興と発展に力を貸して欲しいんだよ。」</text:p>
      <text:p text:style-name="P32">「そ、そんな…失踪していて生死すらもわからなかった祖父が死んでいて、しかも失踪ではなく殺されたとかいきなり言われましても…しかも、そんな大事な事を祖母や父には話さず私だけに？二人にも伝えるべき重要な事ではないのですか？」</text:p>
      <text:p text:style-name="P32">「君がそう思うのもわかる…だが冷静に考えて欲しい。モールス…君のお祖父さんが死んだ後の今更になって伝えられてどうする？彼を止められなかった事を後悔しないか？あの時知っていれば止められたのにと。そして、今まで失踪した臆病者だと思っていて恨んでいたのは何だったのか…とぶつけどころのない思いはどうなる？」</text:p>
      <text:p text:style-name="P32">「そ…それは…」</text:p>
      <text:p text:style-name="P32">「それに、真実を隠しておきたかったのはモールスの悲願でもあるのだ。だからこそ二人には悪いが今のまま…リビングドールの黒化現象に耐えきれず家族を捨てて逃げ出した臆病者という認識でいてほしいのじゃよ。わかるかい？」</text:p>
      <text:p text:style-name="P89">　確かに祖父がそうしたかったのなら、そうした方がいいのかもしれない。五十年前に知っていたところでどうしようもない事実だし、理由はどうあれ祖父が家族を捨てた事実は変わりないなら、私も父と祖母の二人が苦しまない方がいいと思った。</text:p>
      <text:p text:style-name="P89">「はい、私も父や祖母を今更苦しめるような真似はしたくありません。しかし、真実を隠してまで祖父が倒さなければならなかった相手…祖父の仇についてはやはり何も話せないのでしょうか？」</text:p>
      <text:p text:style-name="P89">「すなまいとは思っているが、こればっかりは話すわけにはいかないのじゃよ。モールスもトップも死んだ今となっては真相も闇の中で、残されたものがとやかく言う相手でも…いや、少々言い訳じみてしまったな。言えばモールスの失踪の真実以上に君のお祖母さんやお父上が傷つく存在、場合によっては自動人形業界そのものへの不信に繋がるかもしれない…そして、何より万が一にも生きていて下手に君にその相手を追えば殺される…そういう事情で言えないのじゃよ。」</text:p>
      <text:p text:style-name="P89">　ライフィールド氏が申し訳なさそうに言えない理由について語る。</text:p>
      <text:p text:style-name="P89">　そこまで色々と理由をつけて隠さなければいけない相手であればいっそ私にも真実を隠したままにしておいた方がよかったんじゃないかとさえ思ってしまう。</text:p>
      <text:p text:style-name="P89">　祖父が殺されたという真実を話してまで私にリビングドールを作ってほしいのだろうか？そう考えるとなんだか複雑な気分だ。</text:p>
      <text:p text:style-name="P89">「仇の相手は話せない…話せないのだが、せめてモールスが死んだ場所については話したい。実を言うと激しい戦いだったのか火事で焼け焦げたのに加えて大量の瓦礫に埋もれてしまっていて今も遺体は見つかっていないのじゃ。そう言う意味では失踪と言うのもあながち間違いではないのだが生きて<text:soft-page-break/>いないのは確かだ。せめて孫の君だけでも墓参りをすればモールスも報われる気がしてな。ここに滞在する間に頃合いを見て行くといい。」</text:p>
      <text:p text:style-name="P80">☀☁☂☃</text:p>
      <text:p text:style-name="P90"/>
      <text:p text:style-name="P89">　ライフィールド氏との会話の後、私はナインペインと名乗り呼ばれるリビングドールに客室へと案内された。</text:p>
      <text:p text:style-name="P89">「フォーメン様がご滞在の間は、私がフォーメン様付きで身の回りのお世話をさせていただく事になっております。とは言え私はフォーメン様のメンテナンスを受けるのがメインです。ですので屋敷の中では常に私が側にいるのが最良かと。」</text:p>
      <text:p text:style-name="P89">　部屋に着いて荷物を下ろした早々こんな事を言われ、まるで監視役かの様にリビングドールに居座られてしまった。</text:p>
      <text:p text:style-name="P89">　でも私がここに来たそもそもの目的はここにいるリビングドール・ナインペインのメンテナンスだし、</text:p>
      <text:p text:style-name="P34">やるならさっさと始めてしまおう…そう思った。</text:p>
      <text:p text:style-name="P34">「それじゃあ早速…仕事の方を始めるよ。」</text:p>
      <text:p text:style-name="P34">　今からメンテナンスを行う人形に対してこんな事を言うなんて不思議な気分だ。</text:p>
      <text:p text:style-name="P34">　普通の自動人形相手なら、まず動力部のスイッチを切ってそのまま各部位のパーツにバラして、それから分解掃除をしつつ破損箇所がないかをチェックするんだけど…そうだ、リビングドールには動力部のスイッチなんてないし…どうしよう…？</text:p>
      <text:p text:style-name="P34">「じゃあ…とりあえず服を脱いでそこのベッドに仰向けになって寝てくれないかな？」</text:p>
      <text:p text:style-name="P34">「…わかりました。」</text:p>
      <text:p text:style-name="P34">　メイド姿の少女の人形は言われた通りに服を脱ぎはじめる…</text:p>
      <text:p text:style-name="P34">　人型の人形が私が口に出した命令によって何処となく恥ずかしそうに服を脱ぐ姿を見て、なんだかイケナイ事をしているような気分になった。けど、服を脱いで出てきた裸体は人形のもので、今扱っているものはやはり人形なんだと少しだけ安心した。</text:p>
      <text:p text:style-name="P34">　服を脱ぎ終えて全裸になったナインペインは部屋にある客用のベッドで横になる。</text:p>
      <text:p text:style-name="P34">　人形の体を一度バラバラにするためにその姿をまじまじと観察する。するとナインペインが恥ずかしそうに言った。</text:p>
      <text:p text:style-name="P34">「…あの…そんなに見つめられますと…お恥ずかしゅうございます…」</text:p>
      <text:p text:style-name="P34">　忘れていた…リビングドールには心を入れているんだった。</text:p>
      <text:p text:style-name="P34">　だから、恥じらいと言う心も持っているのかこの人形は。</text:p>
      <text:p text:style-name="P34">　厄介…だなあ…だけど面白い…かも</text:p>
      <text:p text:style-name="P34">　少しずつだがリビングドールについて好意的になれるかもしれない。</text:p>
      <text:p text:style-name="P34">　最初こそ人間の様に動く人形に戸惑い、嫌悪感のようなものを感じたが何とかなるかもしれない。</text:p>
      <text:p text:style-name="P34">　折角ここまで来たのだし…それに祖父の作品に触れる貴重な機会でもあるわけだし…できることなら何かを得たいし、祖父の事も嫌いにはなりたくない。</text:p>
      <text:p text:style-name="P34">「これから関節のパーツを外して一旦バラバラにするけど大丈夫かな…？」</text:p>
      <text:p text:style-name="P34">「はい…問題ございません…」</text:p>
      <text:p text:style-name="P34">　人形に対して了承を得ながら人形をパーツ毎に分解するという不思議な経験だ。</text:p>
      <text:p text:style-name="P34">　実際に分解してみると普段取り扱う自動人形よりも機械技術部分の作りが比較的簡単な構造になっている事に驚く。</text:p>
      <text:p text:style-name="P34">　自動人形もリビングドールも機械部分を魔法の力で動かすのが基本となっている。</text:p>
      <text:p text:style-name="P34">　しかしながら自我を持たない自動人形は動くのに複雑な機巧を持つのに対し、リビングドールの方は自我を持って考えながら動くためか単純な構造をしていて、大きさこそ違えど子供が人形遊びで使う人形そのものだった。</text:p>
      <text:p text:style-name="P34"/>
      <text:p text:style-name="P34"><text:soft-page-break/>「分解してみたけどパーツの損傷も見当たらないし、老朽化で傷んでいる様子も全くないなあ…ライフィールドさんの話だと随分長い間メンテナンスをしていないみたいだけどほこり一つたまっていないし、これってやっぱり…」</text:p>
      <text:p text:style-name="P34">「はい。自動修復機能によるものです。」</text:p>
      <text:p text:style-name="P35">　祖父の資料にも記述があったのを覚えている。</text:p>
      <text:p text:style-name="P35">　自我を持つ人形だからこそ自分で自身の不良箇所を判別でき、それを修復する判断を下すことができるリビングドール独自の機能。</text:p>
      <text:p text:style-name="P35">　老朽化による損傷は勿論の事、軽い破損であっても自力で治せてしまうため理論上はメンテナンス要らずと資料には記述があったが、この個体がどうやらその証拠のようだ。</text:p>
      <text:p text:style-name="P35">　おそらくは祖父が亡くなってから五十年は一度も人形技師によるメンテナンスを行っていないと思われるが、こいつは傷一つなくまるで新品同様で大事に扱われていた事がよくわかる。</text:p>
      <text:p text:style-name="P35">　これじゃあメンテナンスといってもやる事がほとんどなくて、思ったよりずっと早く終わりそうだなあ…</text:p>
      <text:p text:style-name="P36">「うーん……じゃあ後は組み立て直して核心の方を見て今日は終わりにしようか。」</text:p>
      <text:p text:style-name="P36">「かしこまりました。では、体の方は私の方で直しますね。」</text:p>
      <text:p text:style-name="P36">　先ほど分解したパーツがひとりでに元通りに組み上がっていく…</text:p>
      <text:p text:style-name="P37">　リビングドールの制御は魔法技術で作られた核心というものが行なっていて、これが魔法の力で各パーツを動かすことにより人形本体は動いている。</text:p>
      <text:p text:style-name="P36">　核心は言わば人形の心臓部であり、例えパーツがバラバラになっても核心さえ無事ならばこのように自力で直せるようだ。</text:p>
      <text:p text:style-name="P36">　人形の構造が自動人形に比べて単純なのもこの核心による制御の賜物だったりする。</text:p>
      <text:p text:style-name="P36">「体の組み立てが完了しました。私の核心の場所ですが左胸の部分…人間でいうところの心臓の箇所にあります。どうぞご確認くださいませ。」</text:p>
      <text:p text:style-name="P36">　そう言うと人形の胸部が開き、確かに私から見て右側の…人間の心臓の場所に核心と思われるものが埋め込まれている事が確認できる。</text:p>
      <text:p text:style-name="P36">　人形の心臓部をあえて心臓の場所に挿入れるとは祖父も粋な事をするなと思った。</text:p>
      <text:p text:style-name="P36">　心臓部である核心自体はリビングドールだけでなく自動人形にも存在し、自動人形の場合はその動作に関する命令が記述されている。</text:p>
      <text:p text:style-name="P36">　だが、自動人形の場合は人の形をしているものであっても利便性を考慮して体の中央…あるいは頭部に埋め込むのが一般的だ。</text:p>
      <text:p text:style-name="P36">　先ほど分解したパーツの単純構造といい、核心の位置といい、できるだけ人に寄せた存在を作りたかったのではないかという祖父の人形技師としての拘りが見える。</text:p>
      <text:p text:style-name="P36">　私が生まれる前に亡くなった祖父に会うことは叶わないけど、こうして祖父の作品に触れる事で少しだけ出会えた気がしてなんだか嬉しい。</text:p>
      <text:p text:style-name="P36">　祖父は人間を作りたかったのだろうか？</text:p>
      <text:p text:style-name="P36">　最初にナインペインと名乗るリビングドールを見た時から感じていたその疑問が、作品を通して祖父に出会った事で確信へと変わる。</text:p>
      <text:p text:style-name="P36">　だが、何故人間を作りたかったのかまではわからない。</text:p>
      <text:p text:style-name="P36">　もっと祖父の作品に触れればわかるかもしれない…そんな事を考えながら人形から核心を取り出す。</text:p>
      <text:p text:style-name="P36">　核心を検査するも、そこにはやはり損傷は見当たらない。</text:p>
      <text:p text:style-name="P36">　もっとも、損傷と言っても外的なものの話で内面の損傷まではわからない。</text:p>
      <text:p text:style-name="P37">　リビングドールの核心とは自我を司る心であり、この核心で考えた通りに人形を動かす事で人形が生きているように動く。</text:p>
      <text:p text:style-name="P37">　核心の内面的な損傷とは…そう…かつて祖父を悩ませたと言われる心の黒化現象の事だ。</text:p>
      <text:p text:style-name="P38">　自動人形に清廉純白な心を与えると言ってもこの核心の色を純白にするわけでもなく、黒化現象と言っても核心が黒ずんでくるわけでもない。</text:p>
      <text:p text:style-name="P38"><text:soft-page-break/>　今日初めてリビングドールに出会った私には、この人形の心が作られた時のまま清廉純白であるかどうかすらわからず、黒化現象が起きた場合にどうなるのかすらわからない。</text:p>
      <text:p text:style-name="P38">　ただ、知識として知っているのは黒化現象が起こった人形は暴走するという事だけだ。</text:p>
      <text:p text:style-name="P38"/>
      <text:p text:style-name="P81">☀☁☂☃</text:p>
      <text:p text:style-name="P41">　</text:p>
      <text:p text:style-name="P39">　核心を再び人形に戻したところで一息つく。</text:p>
      <text:p text:style-name="P39">　予定よりずっと早く全工程の作業が終わったと思いつつ、ふと時間を気にしてみると夕刻も過ぎてもう夜だった。</text:p>
      <text:p text:style-name="P39">　そういえば昼ごはんを食べ忘れていたなあと思いつつ夕食をどうしようかと考えていたら、部屋のドアをノックする音が聞こえる。</text:p>
      <text:p text:style-name="P39">　とりあえず出てみたところ自分より少し年上ぐらいの女性が目の前にいた。</text:p>
      <text:p text:style-name="P40">「あなたがお爺様のお客様ね？夕食の準備ができたのでいらして。」</text:p>
      <text:p text:style-name="P40">　一瞬、彼女もリビングドールかと疑ってしまったが何てことはない普通の人間だった。</text:p>
      <text:p text:style-name="P40">「わかりました。片付けをしてすぐに行きます。」</text:p>
      <text:p text:style-name="P40">　よかった、ちょうどお腹も空いていたし、このタイミングでの夕食は嬉しい。</text:p>
      <text:p text:style-name="P40">　さっさと向かうべくメンテナンス用に出していた道具を急いでカバンに片付けよう。</text:p>
      <text:p text:style-name="P40">「あら…部屋で何かやっていたの？」</text:p>
      <text:p text:style-name="P40">　夕食だと呼びに来た彼女は疑問に思ったのか部屋の中を覗いてきたタイミングで、先ほどまで色々調べ回していた人形がベッドから起き上がる。</text:p>
      <text:p text:style-name="P40">「あっ…リバス様…」</text:p>
      <text:p text:style-name="P40">　人形は彼女に気づいたのか全裸のまま対応した。</text:p>
      <text:p text:style-name="P42">「ちょ…ナインペイン…なっ…何で裸！？あっ…あなたたち！この部屋で一体何をしていたの！？」</text:p>
      <text:p text:style-name="P40"/>
      <text:p text:style-name="P81">☀☁☂☃</text:p>
      <text:p text:style-name="P91"/>
      <text:p text:style-name="P43">　食卓にはライフィールド氏に先ほどの女性…そしてもう一人、先ほどの女性と同じぐらいの年齢っぽい男性がいた。</text:p>
      <text:p text:style-name="P40">「やあ、紹介するよ。こっちは孫娘のリバス。それから彼は私や君のお祖父さんの古い友人の孫で、うちの孫娘の友人でもあるニーメン君だよ。」</text:p>
      <text:p text:style-name="P45">「リバス・ライフィールドです。先ほどは失礼しました。ナインペインを診ていただけなのに…私取り乱してしまいまして…」</text:p>
      <text:p text:style-name="P40">「…ニーメン・セーブルだ。うちの祖父さんとあんたの祖父さんは友人同士だったらしいが、うちの祖父さんは俺の生まれる前に亡くなっていてな、実のところよく知らないんだ。」</text:p>
      <text:p text:style-name="P40">　リバスにニーメンか…リバスの方はライフィールド氏のお孫さんだからこの場にいるのも納得だけど、ニーメンの方はどうしてこの場にいるのだろう？祖父同士では繋がっているらしいけど本人は知らないっぽいし、まあそれはお互い様だけど気にはなる。</text:p>
      <text:p text:style-name="P40">「人形技師のウィル・フォーメンです。本日はリビングドールのメンテナンスの依頼でお邪魔させていただいておりますが、このような豪華な夕食の場にご招待頂きましてありがとうございます。」</text:p>
      <text:p text:style-name="P40">「いえいえ、とんでもないです。祖父から久しぶりにお客様がお見えになると聞かされて張り切って作った料理です、どんどん食べてくださいね。」</text:p>
      <text:p text:style-name="P40">　四人での食事が進む中、先ほどのメンテナンス結果について会話する。</text:p>
      <text:p text:style-name="P44">「ふむふむ…なるほど。ナインペインはまだまだ大丈夫そうか。自動メンテナンス機能についてはモールスから聞いてはいたが、五十年経っても一向に衰えぬとは全く驚いたよ。」</text:p>
      <text:p text:style-name="P38">「ナインペインは私が生まれた時からずっといる家族のみたいな存在です。最初はメンテナンスと聞いて何処か具合が悪いのかと心配でしたが、元気なんですね？よかった…」</text:p>
      <text:p text:style-name="P38"><text:soft-page-break/>「それはそうとウィル君。モールスの墓参り…もとい亡くなった場所へ連れて行く話なのじゃが…明日の朝からなんてどうかね？今そこにいるニーメン君に案内してもらうといい。何しろ、ウィル君のお祖父さんのモールスとニーメン君のお祖父さんのパイクは戦友…そして同じ敵に破れてあの場所で亡くなったののじゃから…」</text:p>
      <text:p text:style-name="P38">　突然の新事実が語られ、私は驚きを隠せなかった。</text:p>
      <text:p text:style-name="P38">　ニーメンの方も知らなかったみたいで私と同じように驚いている。</text:p>
      <text:p text:style-name="P38">　今回の食事会に私と彼の二人が呼ばれた理由が何となく分かり納得する一方、ライフィールド氏本人も言っている祖父の墓参りにいささか疑問を覚えた。</text:p>
      <text:p text:style-name="P38">　別段私は祖父の墓参りをするつもりでここに来たわけでもないし、ましてや祖父が遥か昔に亡くなっていたなんて事実も今日初めて知った。</text:p>
      <text:p text:style-name="P38">　墓参りに行きたくないとかそういうのじゃなくて、正直気持ちの整理が追いついていなくて乗り気になれないでいる。</text:p>
      <text:p text:style-name="P38">　私がここに呼ばれた理由も、先の葬式に感化されたこの老人が自分が死ぬ前に身辺を整理するために、私に祖父の墓参りをさせたかっただけにも思える。</text:p>
      <text:p text:style-name="P38">　勿論、本来依頼されたリビングドールのメンテナンスも嘘ではなく私にやってほしかった事の一つなんだろうけど、本題は…私に祖父モールス・フォーメンの功績を伝える事だったのではないかと思った。</text:p>
      <text:p text:style-name="P46">「ちょっと待ってくださいよおライフィールドの爺さん。うちの祖父さんとこいつの祖父さんが戦友とか初めて聞きましたぜ。その口ぶりだとあの場所で同じ奴と共闘してやられたっぽいけど、結局相手は誰なんだよ？」</text:p>
      <text:p text:style-name="P47">「ニーメン君、悪いがそれには答えられんのじゃ。無論そこにいるウィル君にも話していない。前にも言ったが…相手が万が一にも生きていれば祖父譲りで血の気の若干多い君は間違いなく仇を討とうと奮闘する…それは危険な事なのじゃ。それに、その相手の事が公に広まれば世間は混乱に陥るかもしれない…それも避けたいのじゃ。わかってくれ。」</text:p>
      <text:p text:style-name="P47">「まあまあ、二人にそんな因縁があったなんて。明日は二人揃ってお祖父さんのお墓参りですね？あの場所の近くには綺麗なお花畑もありますし、ちょっと離れてはいますが歩ける距離でもありますし、明日は三人で一緒に行ってピクニックにしましょう。ランチ用のお弁当…頑張って作らなきゃ。」</text:p>
      <text:p text:style-name="P47">　空気が重くなるのを察したのか、リバス嬢が半ば強引に会話に割り込んできて、話をそらすために無理やり話題を変えてきた。</text:p>
      <text:p text:style-name="P48">　結局、祖父たちの戦った相手についての話題はうやむやになり、リバス嬢の提案通りに明日は三人でピクニック…もとい祖父たちの墓参りに行く事になった。</text:p>
      <text:p text:style-name="P48">　不本意ではあるけれど、明日は楽しいピクニックが待っていて、ついでにこれまで知らなかった祖父について知るチャンスがあるかもしれない…そう前向きに自分を言い聞かせる事にしよう…そう思った。</text:p>
      <text:p text:style-name="P49"/>
      <text:p text:style-name="P82">☀☁☂☃</text:p>
      <text:p text:style-name="P49"/>
      <text:p text:style-name="P48">　食事の後は部屋にあった来客用のシャワーで汗を流して寝る事にした。</text:p>
      <text:p text:style-name="P48">　来客用のシャワー付きの部屋といい、よく見たら結構広いこの屋敷といい。</text:p>
      <text:p text:style-name="P48">　今更ながら…この家金持ちなんだなあ…</text:p>
      <text:p text:style-name="P48">　私の家も今は亡きドッグマウス氏が自動人形関連の収益の半分をうちに入るようにしてくれたらしいから、その収入はかなりのものだったはずだけど、その割に祖母を始めとしたうちの暮らしは質素だったと思う。</text:p>
      <text:p text:style-name="P48">　まあ、お金を管理しているのは祖母だし、私が生まれた時は既に私と両親は父が働いて稼いだ収入で生活していたし、こんなものだったのかな。</text:p>
      <text:p text:style-name="P48"><text:soft-page-break/>　とは言え、この家だって金持ちの屋敷っぽくはあるけれど、その割に使用人の姿が見当たらないしライフィールド氏とその孫のリバス嬢以外は住んでいる形跡が見えない。</text:p>
      <text:p text:style-name="P48">　不思議に思ったが考えても仕方がないので、さっさと寝よう…そう思ってベッドに入ったのだけれど眠れない…</text:p>
      <text:p text:style-name="P48">　今日だけで色々とあったからというのもあるけれど、部屋にずっと立っているリビングドールが気になってしまう。</text:p>
      <text:p text:style-name="P48">　このリビングドール、さっきの食事中も女中の如くずっと傍で立って待機していたし、寝る時も一緒なのか…</text:p>
      <text:p text:style-name="P50">　眠れない…眠れない…眠れない…</text:p>
      <text:p text:style-name="P50">　所詮は人形…気にしては負けと思えば思うほど逆に気になってしまう。</text:p>
      <text:p text:style-name="P50">　それは、この人形の外見が頭身含め人間に似ているからか？</text:p>
      <text:p text:style-name="P50">　それとも、メンテナンスの最中に会話をしたからか？</text:p>
      <text:p text:style-name="P50">　………。</text:p>
      <text:p text:style-name="P50">　そうだ、こいつのせいで眠れないならいっそ話し相手になってもらおう。</text:p>
      <text:p text:style-name="P51">「ナインペインだっけ、君の名前？」</text:p>
      <text:p text:style-name="P51">「はい、私の名前はナインペイン…そう命名されています。」</text:p>
      <text:p text:style-name="P51">「そうかナインペイン。君の事を聞かせてくれないかな？」</text:p>
      <text:p text:style-name="P50">「私の事でございますか？何処から話せばよろしいでしょうか？」</text:p>
      <text:p text:style-name="P48">「うーん、そうだな。じゃあまず君の普段の生活とか。」</text:p>
      <text:p text:style-name="P48">「はい、私普段はこの屋敷内でメイドとしての仕事を行っております。普段ならば掃除、炊事、洗濯なんかは全て私が行っているのですが、ここ数年はリバス様が『私もやってみたい』と仰りまして、最近は手伝ってもらっています。今日なんかも私がメンテナンスに専念できるようリバス様が私の代わりに夕食を作られましたし…」</text:p>
      <text:p text:style-name="P48">「ちょ、ちょっと待って！？基本的に君一人で屋敷内の全てをまかなっているのかい？」</text:p>
      <text:p text:style-name="P48">「はい、屋敷内は広いですが今はご主人様とリバス様のお二人しか住まわれていませんので。あっ、庭掃除なんかは時々専門の自動人形をご主人様が手配していますよ。」</text:p>
      <text:p text:style-name="P48">「今は…って事は昔はもっと色んな人が住んでいたのかい？」</text:p>
      <text:p text:style-name="P48">「そうですね…私がモールス・フォーメン様に作られてこの屋敷に連れてこられた時は、まだ屋敷は完成したばかりで、あちこちを沢山の自動人形が走り回っていました。その当時住まわれていたのはご主人様と今は亡き奥方様、そしてそのご子息の三人だけでしたが、お客様が出入りする事が多く当時の私の仕事は主にお客様のお世話や奥方様との話し相手なんかといったものでした。」</text:p>
      <text:p text:style-name="P48">　成る程、接客が主な仕事であれば良くて無骨な対応しかできない自動人形よりも、こうして今みたいに話のできるリビングドールの方が向いているわけか。</text:p>
      <text:p text:style-name="P48">　それに多くの客人を迎い入れるためなら、屋敷のこの大きさも納得がいく。</text:p>
      <text:p text:style-name="P48">「やがてご子息が成長…そして結婚なされましたが、仕事の関係で一人娘のリバス様をこの屋敷に残して遠くで仕事をなされていて、奥方様も亡くなった今となってはご主人様とリバス様の二人になってしまいました。近年ではお客様が来る事もなくなって人手が必要なくなったため、メイドの私一人で十分というわけでございます。」</text:p>
      <text:p text:style-name="P52">　それで今はメイド一人なのか…一人と言っても人間ではなく人形なので一体でもメイド換算なら十数人分の仕事はこなせるだろうし、大きな屋敷でも縮小運営ならばリビングドール一体で十分と。</text:p>
      <text:p text:style-name="P52">　何となくではあるが、今のこの屋敷の状況がわかって少しだけスッキリした。</text:p>
      <text:p text:style-name="P52">　そう言えば、さっきの会話でこの人形の作成者である祖父の名前が出てきたけど、もしかして何か覚えているのだろうか？</text:p>
      <text:p text:style-name="P52">　何気にこの人形、見た目は少女なのに少なくとも五十年以上は稼働しているんだよなあ…</text:p>
      <text:p text:style-name="P34">　もしかしたら、何か知っているかもしれないし、一応聞いてみるか。</text:p>
      <text:p text:style-name="P34"><text:soft-page-break/>「ところで、私の祖父…君の作成者であるモールス・フォーメンについて何か覚えている事はあるかい？」</text:p>
      <text:p text:style-name="P34">「私が目覚めましてからの調整作業についてぐらいですかね…調整が終わった後はこのお屋敷まで運ばれてご主人様に納品されましたし。後は今日のウィル様が行った様なメンテナンスを行いに時々訪ねに来ていましたよ。最後にいらしたのは五十年前でそれっきりでございます。」</text:p>
      <text:p text:style-name="P34">　五十年前…祖父が死んだ年か。</text:p>
      <text:p text:style-name="P34">　ライフィールド氏の話では死ぬ前にここに訪れたっぽいし、もしかしたらその時に最後のメンテナンスをしたのかもなあ。</text:p>
      <text:p text:style-name="P30">「最後に来た時にモールス・フォーメンや君のご主人様が何か話していなかったかい？」</text:p>
      <text:p text:style-name="P30">　もしかしたら祖父の倒そうとしていた相手の事がわかるかもしれないと興味本位程度の気持ちで駄目元で聞いてみた。</text:p>
      <text:p text:style-name="P53">　ライフィールド氏があれだけ隠していた事だから迂闊に話してはいないだろうし、話していたとしても覚えているかもわからないしで期待はしていたなかったけど、リビングドールは答えてくれた。</text:p>
      <text:p text:style-name="P54">「そうですねえ…その時はご主人様にモールス・フォーメン様、それに加えてパイク・セーブル様もいらしていましたが、何やら深刻な感じで会話をしていました。完全漆黒を破壊しなければならない…そう言っていたのを覚えています。」</text:p>
      <text:p text:style-name="P54"/>
      <text:p text:style-name="P27"/>
      <text:p text:style-name="P93"/>
      <text:p text:style-name="P27">第３章　墓参り</text:p>
      <text:p text:style-name="P27"/>
      <text:p text:style-name="P27">「ウィルさーん、起きてくださーい、朝ですよー。」</text:p>
      <text:p text:style-name="P27">　誰かの声で起こされ目が覚めた。</text:p>
      <text:p text:style-name="P27">　どうやら、いつの間にか眠っていたっぽい。</text:p>
      <text:p text:style-name="P27">「朝ごはんできていますから食べてくださーい。」</text:p>
      <text:p text:style-name="P27">　起き上がってみるとナインペイン…ではなくリバス嬢が私を起こしに来ていた。</text:p>
      <text:p text:style-name="P27">「えっ…えーと……起こしてくださるのはありがたいのですが…せめて部屋の前でノックぐらいはしてほしかったです…」</text:p>
      <text:p text:style-name="P27">「あら？ノックならちゃんとしましたよ。そうしたらナインペインが部屋の扉を開けてくれたので部屋に入ったらウィルさんまだ寝てるんですもの。」</text:p>
      <text:p text:style-name="P27">「はい、リバス様がいらっしゃったのでお通しいたしました。」</text:p>
      <text:p text:style-name="P27">　寝ているところに通すかなあ…全くリビングドールってやつは…</text:p>
      <text:p text:style-name="P27">　窓の外を観てみると、夜は開けているもののまだ若干薄暗い…</text:p>
      <text:p text:style-name="P27">　今日行く場所ってのはそんなに遠いのだろうか？朝早くから出発しないと間に合わないぐらいに…</text:p>
      <text:p text:style-name="P27">「今日は楽しいピクニックです。私、はりきって早起きしてお弁当たくさん作っちゃいました。」</text:p>
      <text:p text:style-name="P27">　…リバス嬢がはりきり過ぎただけかな…？</text:p>
      <text:p text:style-name="P55"/>
      <text:p text:style-name="P83">☀☁☂☃</text:p>
      <text:p text:style-name="P55"/>
      <text:p text:style-name="P27">　ベッドから起き上がって軽く身支度をし、リバス嬢が部屋まで持って来てくれた朝食を食べる。</text:p>
      <text:p text:style-name="P27">　リバス嬢に自分の朝食はどうしたのかと聞いてみると「私はお弁当を作っている途中につまみ食いしちゃいました。」と答えていた。</text:p>
      <text:p text:style-name="P27">　そう言えば、さっき早起きしてお弁当を作ったって言っていたなあ…こっちは一応墓参りなのに向こうはピクニック気分で気楽だなあ…</text:p>
      <text:p text:style-name="P27">　と思いつつも気持ちを沈めたって仕方ないし、むしろリバス嬢の様にピクニックだと思って楽しんだ方がいいか。</text:p>
      <text:p text:style-name="P27">　これも彼女なりの気遣いなのかもなあ…</text:p>
      <text:p text:style-name="P27">　屋敷の外に出ると車を用意したニーメンが眠そうに待っていた。</text:p>
      <text:p text:style-name="P27">「ったく、こんなに朝早くに呼び出す事ないだろ。」</text:p>
      <text:p text:style-name="P56">「だってだって、皆でピクニック行くの楽しみだったから仕方ないじゃん。ほらお弁当たくさん作ったからお花畑についたら食べよう。」</text:p>
      <text:p text:style-name="P27">　と言ってリバス嬢は手に持っている大きなランチボックスのカゴをニーメンに見せびらしていた。</text:p>
      <text:p text:style-name="P27">「っだぁー、ピクニックじゃなくて墓参りだっつーの！！」</text:p>
      <text:p text:style-name="P27">　二人の仲は良さそうだけど…大丈夫かな？</text:p>
      <text:p text:style-name="P27">　ちょっと不安になってきた。</text:p>
      <text:p text:style-name="P27">「えっと、ウィルだったよな？墓の場所…って言っても立派な墓標があるわけじゃあないんだが、街からちょっと離れたところにあるからこの車で行くぜ。」</text:p>
      <text:p text:style-name="P57">「あの…その墓の場所というのは…？」</text:p>
      <text:p text:style-name="P57">「一言で言うと廃村だ。街はずれにあるんだが…詳細についてはおいおい話す。」</text:p>
      <text:p text:style-name="P57">　廃村…？何故そんな所で…いや戦いだからこそ人のいない場所を選んだのか…？</text:p>
      <text:p text:style-name="P57">「んじゃ、出発するか。おい、それ重いだろ、よこせよ。」</text:p>
      <text:p text:style-name="P57">「えっ…あっ、うん。ありがと…」</text:p>
      <text:p text:style-name="P57">　ニーメンがリバス嬢の持っていたランチボックスのカゴを取り上げて車の助手席に置き、それから車の運転席に乗り込んで出発を促す。</text:p>
      <text:p text:style-name="P73"><text:soft-page-break/>　私とリバス嬢もそれに続いて後部の座席に座ると、ニーメンは車のエンジンをかけて出発させた。</text:p>
      <text:p text:style-name="P73"/>
      <text:p text:style-name="P84">☀☁☂☃</text:p>
      <text:p text:style-name="P58"/>
      <text:p text:style-name="P62">　街から出てしばらく走ると畑が広がっている場所へと出る。</text:p>
      <text:p text:style-name="P57">　そこでは自動人形が作物の世話をしていて、あちこちで動き回る様子が見えるが人間の姿はなかった。</text:p>
      <text:p text:style-name="P57">「この辺り一帯は昔…農村でしてお祖父様の一族が治めていたらしいです。ですが、お祖父様は自動人形の技術に目をつけまして、自動人形の力で今のあの場所に街を作って農民たちを移住させ、農業は人間の代わりに自動人形が行う事にして、領民の生活を改善させました。」</text:p>
      <text:p text:style-name="P57">「お金持ちとは思っていたけど領主様だったとは。」</text:p>
      <text:p text:style-name="P57">「昔の話です。今は投資家としてあちこちで自動人形関連の事業を展開していまして、かつての農民も今は農業に縛られる事なく街で自由な職についていますし、領主という関係性も薄れて意味を持たなくなっています。」</text:p>
      <text:p text:style-name="P57">　葬式で出会った時もライフィールド氏は自動人形について熱く語っていたなあ…</text:p>
      <text:p text:style-name="P57">「お祖父様も今では投資家事業を父に譲って自身は隠居状態です。父も母と一緒に今は遠くで仕事をしていますので普段は私とお祖父様とナインペインの三人暮らしなのですが…久しぶりのお客様で結構舞い上がってしまいました…うふふ…」</text:p>
      <text:p text:style-name="P57">「あのさあ…さっきから気になってはいたんだが、そいつ俺たちよりは年下だろ？そんなにかしこまる事もないんじゃねーか？」</text:p>
      <text:p text:style-name="P57">「あら？ウィルさんはうちのお祖父様の大切なお客様よ。別にかしこまっているわけじゃないけど丁寧に扱うのは当然じゃん。それとも…もしかして嫉妬している？」</text:p>
      <text:p text:style-name="P57">「そんなんじゃねーよ、ちょっと気になっただけだ。」</text:p>
      <text:p text:style-name="P57">　お客様…か…</text:p>
      <text:p text:style-name="P57">　昨日ここに来るまでは単なる一人形技師として依頼を受けてきたつもりだったけど、祖父の事といい向こうからしてみれば事情が違うのかもなあ。</text:p>
      <text:p text:style-name="P57">　それにしてもこの二人…仲がよさそうなのはいいけど、やり辛い…</text:p>
      <text:p text:style-name="P57">「あの…これから向かう場所が廃村だと先ほど聞きましたが、そこも昔の農村の跡地なのですか？」</text:p>
      <text:p text:style-name="P57">「まあそうだな。もっと言えば昔のライフィールドの爺さんの屋敷があった場所周辺一帯らしい…と言うのも今じゃあ辺り一面瓦礫の山でさあ、元が屋敷だったなんてライフィールドの爺さんから聞かされるまでわからなかったぐらいだ。全く、うちの祖父さんはどんだけ激しい戦いをやっていたんだか。」</text:p>
      <text:p text:style-name="P57">「私もお祖父様から今の屋敷を建てる前に住んでいた旧邸跡だったと聞いています。新しく街を作った時に荷物も全部持っていってしまったのでめぼしい物は何も残っていなく、農作業用の自動人形の格納場所として再利用していたそうですが、先の戦いで周辺諸共全壊してしまったとか。」</text:p>
      <text:p text:style-name="P57">　ニーメンの言っている通り、激しい戦いだったのだろうなあ…</text:p>
      <text:p text:style-name="P57">　にしても、祖父はそんな中で戦えるほど強かった…のだろうか？</text:p>
      <text:p text:style-name="P57">　いや、実際駄目だったから戦いに敗れて死んでしまったのだろうけど。</text:p>
      <text:p text:style-name="P59">　人形技師…特にリビングドールを作るならば核心を作れる程の魔法技術も必要だから、魔法で戦っていたのかな、でもそれだけじゃあ心もとないだろうし…</text:p>
      <text:p text:style-name="P59">　だからこそ、ニーメンのお祖父さんと協力したのかもしれない。</text:p>
      <text:p text:style-name="P59">「そう言えば、ニーメンさんのお祖父さんって何をなさる方だったのですか？」</text:p>
      <text:p text:style-name="P60">「戦士だ。うちは元々領主のライフィールド家に仕える武人の一族で、戦の時はここら辺一帯の人間を集めて戦わせる戦士の長だったらしい。まあ、今じゃあ時代も変わって戦も自動人形がやる時代だけどな。」</text:p>
      <text:p text:style-name="P60">「ニーメンさんも鍛えている様ですが戦士を目指しているのですか？」</text:p>
      <text:p text:style-name="P60"><text:soft-page-break/>「その通りだ。自動人形の時代でも人間の戦士ってのも少なからず必要でな、俺も祖父さんや父さんの様な立派な戦士になるべく日々鍛錬している。」</text:p>
      <text:p text:style-name="P60">　魔法使いに戦士の組み合わせ…か…</text:p>
      <text:p text:style-name="P60">　一応戦いに行くには申し分ない組み合わせだけど、たった二人だけで倒せそうな相手だったのか、それとも二人共実は無茶苦茶強かったのか、謎は深まるばかりだ。</text:p>
      <text:p text:style-name="P60"/>
      <text:p text:style-name="P85">☀☁☂☃</text:p>
      <text:p text:style-name="P61"/>
      <text:p text:style-name="P60">　どれくらい車で走ったのだろうか？</text:p>
      <text:p text:style-name="P60">　農作業用の自動人形が通れる様に道こそ整備されているものの、延々と続くかのようなだだっ広い畑の光景には流石に飽きてきた。</text:p>
      <text:p text:style-name="P60">　出発した時刻と比べて日もだいぶ高くなっていたけど、まだお昼には時間があるようだった。</text:p>
      <text:p text:style-name="P60">「もう少ししたら綺麗なお花畑のある場所に出ますから、そこで休憩にしましょう。」</text:p>
      <text:p text:style-name="P60">　果たして、延々に続くかと思えた畑を通り抜け、車は近くに花畑のあるような開けた場所に出た。</text:p>
      <text:p text:style-name="P60">　と言うよりはその先の一帯を避けるかの様に畑も道も途切れていた。</text:p>
      <text:p text:style-name="P60">「ここから先は歩きだな。」</text:p>
      <text:p text:style-name="P60">　ニーメンは車を停めて車を降り、助手席に置いてあったランチボックスのカゴを手に持って歩き始めた。</text:p>
      <text:p text:style-name="P102">　私とリバス嬢も車を降りて後を付いて行く。</text:p>
      <text:p text:style-name="P102">　程なく花畑…というか昔は庭園だったと思われる場所に出た。</text:p>
      <text:p text:style-name="P60">「ちょっと早いですが、ここでお昼にしましょうか。」</text:p>
      <text:p text:style-name="P60">　朝が若干早かったせいもあって、ちょうどお腹が空いてきている頃合いだなあ…</text:p>
      <text:p text:style-name="P60">　座って休めそうな場所を見つけ、そこで三人でのランチタイムを始める事にした。</text:p>
      <text:p text:style-name="P60">　リバス嬢がランチボックスからサンドイッチを取り出して配る。</text:p>
      <text:p text:style-name="P60">「どう…？私の自信作なんだけど…？」</text:p>
      <text:p text:style-name="P60">「ああ、うん美味いぜ。」</text:p>
      <text:p text:style-name="P60">「ちょっと。褒めるにしても、もっと言い方あるでしょうに。」</text:p>
      <text:p text:style-name="P60">　仲のいい二人を横目に、私もサンドイッチを食べながら物思いにふける。</text:p>
      <text:p text:style-name="P60">　この場所はおそらく昔の領主屋敷に備え付けられた庭園…となると、この先が屋敷跡…か…</text:p>
      <text:p text:style-name="P60">　これ食べたらそこまで歩いて墓参りして帰りかな…</text:p>
      <text:p text:style-name="P63">　墓参りって言っても具体的に何をするか考えてもいないし…どうしよう？</text:p>
      <text:p text:style-name="P63">　その場で祖父の冥福でも祈ればいいかな？</text:p>
      <text:p text:style-name="P64"/>
      <text:p text:style-name="P86">☀☁☂☃</text:p>
      <text:p text:style-name="P64">　</text:p>
      <text:p text:style-name="P63">　昼食を食べ終えて一休みした私たちはニーメンの案内で再び歩き出した。</text:p>
      <text:p text:style-name="P63">　庭園を抜けると、そこにはかなり風化している様子ではあったが、地面が見えない程の瓦礫で埋もれていて無茶苦茶になっている一帯があった。</text:p>
      <text:p text:style-name="P63">「着いたぞ、ここがその場所だ。」</text:p>
      <text:p text:style-name="P63">　辺り一面に瓦礫が広がり、もはやこの場所に元は何があったのか想像もつかない。</text:p>
      <text:p text:style-name="P63">　ここに来るまではこの場所に来れば祖父の事が何かわかるかもしれないなんて淡い期待もあったけど、いざ実際に来てみたところでどうしようもなかった。</text:p>
      <text:p text:style-name="P65">　この有様を見て祖父が何かヤバい案件に関わっていたのはわかる…けどそれだけだ。</text:p>
      <text:p text:style-name="P65">　家族を捨てて逃げ出したのではなく、避けられない何かに巻き込まれて殺されたとわかっただけでも収穫だと思う事にしておくか…</text:p>
      <text:p text:style-name="P65">「こんな場所、いきなり見せられてもどうしようもないわな。俺もそうだった。」</text:p>
      <text:p text:style-name="P65"><text:soft-page-break/>「お祖父様に頼まれてウィルさんをここまで連れては来ましたが、正直なところあまり長居はしたくない場所ですね…それでも二人のお祖父様のお墓ですから花ぐらいは供えましょうか。」</text:p>
      <text:p text:style-name="P65">　見ると、先ほどの庭園で摘んだものなのかリバス嬢がいつの間にか手に花を持っている。</text:p>
      <text:p text:style-name="P65">「まあ、長居は無用だな。一応三人で祈って帰るとしようぜ。」</text:p>
      <text:p text:style-name="P65">「では、これはウィルさんの分…それからこれはニーメンのね。」</text:p>
      <text:p text:style-name="P66">　リバス嬢が持っている花を一輪ずつ配った。</text:p>
      <text:p text:style-name="P66">　そして、それぞれが一輪ずつ花を手に持って横に並んでしゃがみ、地面に花を置いて各々が祈り始める。</text:p>
      <text:p text:style-name="P66">　私も目を瞑って祈りのポーズをとり、祖父たちの冥福を祈り始める。</text:p>
      <text:p text:style-name="P67"/>
      <text:p text:style-name="P67">「……見つけた……私の、ご主人様。」</text:p>
      <text:p text:style-name="P65"/>
      <text:p text:style-name="P65">　突然声が聞こえた。</text:p>
      <text:p text:style-name="P65">　思わず立ち上がって目を開き、辺りを見回してみるもリバス嬢とニーメン以外は誰もいるはずがなかった。</text:p>
      <text:p text:style-name="P65">「おい、どうしたウィル？死者の声でも聞こえたのか？」</text:p>
      <text:p text:style-name="P65">「急に立ち上がってどうしたんですかウィルさん！？ニーメンも縁起でもない事言わないでよ！」</text:p>
      <text:p text:style-name="P65">「…今…声が聞こえまして…驚いて周りを確認したのですが…誰もいなくて…」</text:p>
      <text:p text:style-name="P65">「こんな場所に他に訪問者が来るとは思えないし…万が一にも自動人形を狙った野盗の類だったとしてだ、それなら俺にも声が聞こえたはずだぜ？」</text:p>
      <text:p text:style-name="P65">「うちの農作業用の自動人形が狙われるとか、そっちの方が縁起でもない！怖いけどまだ幽霊の方がマシだし！」</text:p>
      <text:p text:style-name="P65">　どうやら二人には聞こえなかった様だ。</text:p>
      <text:p text:style-name="P65">　こうも否定されると風の音でも聞き間違えたのかと思ってしまう。</text:p>
      <text:p text:style-name="P65"/>
      <text:p text:style-name="P68">「……このまま……まっすぐ進んでください。」</text:p>
      <text:p text:style-name="P65"/>
      <text:p text:style-name="P65">　また声が聞こえた。</text:p>
      <text:p text:style-name="P65">　二人の方を見るとやはり声が聞こえていないのか、まるで無反応な様子だった。</text:p>
      <text:p text:style-name="P65">　このまま話しても信じてもらうのも難しそうだし、信じてもらったところでどうしようもない。</text:p>
      <text:p text:style-name="P65">　まっすぐ進め…か…</text:p>
      <text:p text:style-name="P65">　声に従う理由もないけど…こんなところに来て折角不思議な体験もしているわけだし…</text:p>
      <text:p text:style-name="P65">　…興味本位だった。</text:p>
      <text:p text:style-name="P65">　私は声に従いまっすぐ歩み始める。</text:p>
      <text:p text:style-name="P65">「ちょっとウィルさん何処へ行くんですか？こんなところで迷子になったら大変ですよ！」</text:p>
      <text:p text:style-name="P65">「辺り一面瓦礫しかないのに迷子になるわけねーだろ…おーい、ウィルどうした？…仕方ない俺たちも付いて行くぞ。」</text:p>
      <text:p text:style-name="P60"/>
      <text:p text:style-name="P69">「……もう少し右に……そう、そのままもう少しだけ。」</text:p>
      <text:p text:style-name="P69"/>
      <text:p text:style-name="P69">　段々と近づいているのか指示が微調整じみてきた。</text:p>
      <text:p text:style-name="P69">　リバス嬢たちも付いて来てくれるようで説明が省けて助かる。</text:p>
      <text:p text:style-name="P69"/>
      <text:p text:style-name="P69">「ここです。ここを掘り当ててください。」</text:p>
      <text:p text:style-name="P69"/>
      <text:p text:style-name="P69">　指示の内容が変わった。</text:p>
      <text:p text:style-name="P69">　私は言われた通りにするため、周辺の瓦礫を退かし始める。</text:p>
      <text:p text:style-name="P69"><text:soft-page-break/>「おーい、ウィル。この場所がどうかしたのか？何か埋まっているのなら手伝うぜ。」</text:p>
      <text:p text:style-name="P69">「もう…勝手にして！」</text:p>
      <text:p text:style-name="P69">　リバス嬢が呆れる中、私とニーメンは二人で指示された場所を掘り始める。</text:p>
      <text:p text:style-name="P69">　ショベルなんかの掘る道具を持っていなかったので、手作業で瓦礫を一つ一つ取り除いて周りの空間を開けるしかなく、地道な作業になった。</text:p>
      <text:p text:style-name="P69">　何個目かの大きな瓦礫を取り除いたところで、そこにあるはずの無いものが出てくる。</text:p>
      <text:p text:style-name="P69">　美しい…しかし人間ではなく人形の顔が…そこにはあった。</text:p>
      <text:p text:style-name="P69">　私は夢中で首から下に当たる部分を掘りだす。</text:p>
      <text:p text:style-name="P69">　手作業で…一つ一つ慎重に…小さな瓦礫を取り除いていく…</text:p>
      <text:p text:style-name="P69">　大きな瓦礫を粗方取り除いたニーメンは自分が邪魔になると察したのか、掘り起こす作業をやめてリバス嬢と一緒に一心不乱に地面を手で掘る私を只々見つめていた。</text:p>
      <text:p text:style-name="P70"/>
      <text:p text:style-name="P87">☀☁☂☃</text:p>
      <text:p text:style-name="P70">　</text:p>
      <text:p text:style-name="P69">　どれぐらい経過しただろうか？</text:p>
      <text:p text:style-name="P69">　気がつくと私は一体の美しい人形を掘り当てていた。</text:p>
      <text:p text:style-name="P69">　それは、とても長い間瓦礫の下に埋もれていたとは思えないほど綺麗な外見をしていて、そのあまりの美しさに私は息を飲んだ…</text:p>
      <text:p text:style-name="P69">　先ほどからの声の主はこの人形なのだろうか？</text:p>
      <text:p text:style-name="P69">　しかし人形が喋るわけが…いや、私は昨日喋る人形に出会ったばかりじゃないか。</text:p>
      <text:p text:style-name="P69">　…生きている人形…リビングドールであるならば…言葉を話すことも…自動修復機能によって美しい外見を保ち続けていることも何ら不思議ではない。</text:p>
      <text:p text:style-name="P69">　しかし、そこで新たな疑問が生まれてしまう。</text:p>
      <text:p text:style-name="P69">　リビングドールであるならば、掘り起こしてもらうまでもなく自力で起き上がられるのではないか？</text:p>
      <text:p text:style-name="P69">　そう思って人形をよく観察してみると外側こそ完璧であるものの、内側…特に駆動系の部分がボロボロで、とても動ける状態ではなかった。</text:p>
      <text:p text:style-name="P69">　そうして、まじまじと人形を見ていると、不意に人形はその閉じていた目を開き、しかしそれ以外の体は一切動かさずに喋った。</text:p>
      <text:p text:style-name="P69"/>
      <text:p text:style-name="P69">「……やっと見つけてくれた……私のご主人様。」</text:p>
      <text:p text:style-name="P71"/>
      <text:p text:style-name="P88">☀☁☂☃</text:p>
      <text:p text:style-name="P71"/>
      <text:p text:style-name="P74">「おい…これ人形だよな…？喋るのか、こいつ…？」</text:p>
      <text:p text:style-name="P74">「喋る人形なら、うちのナインペインだってそうでしょ。」</text:p>
      <text:p text:style-name="P74">　さっきまでの声とは違い…今度はこの場にいる全員に聞こえているようだ。</text:p>
      <text:p text:style-name="P72">「君は一体…喋ると言うことは…リビングドールなのかい？」</text:p>
      <text:p text:style-name="P69">　私は人形に問いかけてみた…すると、人形は答える。</text:p>
      <text:p text:style-name="P69">「私はモールス・フォーメン作のリビングドールで…名はフレイムヴィレッジです。」</text:p>
      <text:p text:style-name="P69">　モールス・フォーメンとは祖父の名だ。</text:p>
      <text:p text:style-name="P69">　そもそも、祖父以外にリビングドールを作れる人間はいないはずなので、言われなくてもリビングドールならばモールス・フォーメン作なのは間違いない。</text:p>
      <text:p text:style-name="P69">　しかし何故、祖父の作ったリビングドールがこんな所に？</text:p>
      <text:p text:style-name="P69">　瓦礫の下から出て来たと言う事は、ひょっとして五十年前の戦いに巻き込まれたのか？</text:p>
      <text:p text:style-name="P69">　いや、むしろその戦いで一緒に戦ったと考えるのが自然かもしれない。</text:p>
      <text:p text:style-name="P69"><text:soft-page-break/>　祖父とセーブル氏の二人だけで戦ったというのは変だとは思っていたけど、他にリビングドールを戦力として連れていたのなら、むしろ人形技師の祖父が戦うのもうなづける。</text:p>
      <text:p text:style-name="P69">「もしかして、君は…この場所で起こった戦いの事を知っているのかい…？」</text:p>
      <text:p text:style-name="P69">　こう聞いてみると、フレイムヴィレッジと名乗った人形は苦い思い出だったのか、顔色を少し暗くした。</text:p>
      <text:p text:style-name="P69">「私は…私は完全漆黒を倒さなければいけません…お願いしますご主人様、私の体を…治してください…」</text:p>
      <text:p text:style-name="P96"/>
      <text:p text:style-name="P103">☀☁☂☃</text:p>
      <text:p text:style-name="P96"/>
      <text:p text:style-name="P69">　結局、私たちは瓦礫の下から出てきたリビングドールを修理するため、屋敷に持ち帰ることにした。</text:p>
      <text:p text:style-name="P69">　人形の体は見た目より重くないどころか動きやすいように軽量化されていてむしろ軽い反面、各種パーツの接合部分が脆かったので、ニーメンと二人がかりで慎重に車まで運ぶ。</text:p>
      <text:p text:style-name="P69">　人形を後部座席に寝かせるとニーメンは運転席に、リバス嬢は空のランチボックスのカゴを持ったまま助手席に乗り込んだので、私は仕方なく人形を膝枕するような形で後部座席に座ることにした。</text:p>
      <text:p text:style-name="P69">「あの…成り行きとは言え、いきなり人形を持って行ってもご迷惑ではないでしょうか？」</text:p>
      <text:p text:style-name="P69">「まったく、とんだ拾い物だな。だが、あの場に置いておくわけにもいかないだろ？」</text:p>
      <text:p text:style-name="P69">「私…ナインペイン以外のリビングドールは初めて見ましたが…自動人形やリビングドールの開発にも投資していたお祖父様なら、連れて帰れば喜んでくれるかもしれません。」</text:p>
      <text:p text:style-name="P69">　確かに自動人形やリビングドールについて熱く語っていたライフィールド氏ならば喜びそうだ。</text:p>
      <text:p text:style-name="P69">　しかし、リビングドールに投資していたって話は初めて聞いたぞ。</text:p>
      <text:p text:style-name="P69">　うちの祖父とライフィールド氏って今更ながらそういう関係だったのか。</text:p>
      <text:p text:style-name="P69">　この前、自動人形の権威者であるトップ・ドッグマウス氏の葬儀に出ていたのも納得がいった。</text:p>
      <text:p text:style-name="P69">「それで…私の体の修理は…何とかなりますかご主人…？」</text:p>
      <text:p text:style-name="P97">「修理はできるにしても、とりあえず破損箇所を詳しく見てみない事には何とも…それと、さっきから気になっていたけど『ご主人様』ってどういう事だい？」</text:p>
      <text:p text:style-name="P97">「ご主人様はご主人様です。私の核心がご主人様からは人形技師としての技量とリビングドールの魔力因子を感じています。だから…こんな人がご主人様なら幸せだと私…思っちゃいました。」</text:p>
      <text:p text:style-name="P97">「あっはっは、こいつ懐かれてやんの。ご主人様ぁ…いいんじゃねーの？なってやれよ、ウィル。」</text:p>
      <text:p text:style-name="P97">　車を運転しているニーメンに揶揄われてしまった。</text:p>
      <text:p text:style-name="P97">　ご主人様…か…</text:p>
      <text:p text:style-name="P97">　この人形の元の主人が誰かはわからないけど、五十年前の人形なら今は亡くなっている可能性もあるし、かといって次の引き取り手なんていないだろうし、悪い話じゃあないのかもなあ…</text:p>
      <text:p text:style-name="P97">　ただ、先ほどに言っていた言葉「完全漆黒を倒さなければ」が少し気になる。</text:p>
      <text:p text:style-name="P97">　昨日ナインペインも言っていた完全漆黒という単語…もしかしたら、この人形は作成者以上に祖父と何か関係があるのではないか、そんな気がした。</text:p>
      <text:p text:style-name="P97">「ところで君は何か目的…みたいなものを持っているみたいだけど、それはなんだい？」</text:p>
      <text:p text:style-name="P97">「あの…私、フレイムヴィレッジって名前がありまして…できればご主人様にはフィーヴィーって愛称で呼んで欲しいな…って…」</text:p>
      <text:p text:style-name="P97">「わかったよ、フィーヴィー。」</text:p>
      <text:p text:style-name="P97">「うわっ…あ、ありがとうございます。」</text:p>
      <text:p text:style-name="P97">「それでなんだけど、フィーヴィー。前に言っていた完全漆黒を倒すってどういう事なんだい？もしかして、私の祖父…モールス・フォーメンと何か関わりがあるんじゃないかい？」</text:p>
      <text:p text:style-name="P98">「…はい、私はかつてモールス・フォーメン様から、この地で完全漆黒を倒す命令を受けて挑み…そして敗れました。まさか…ご主人様がかつての主人…モールス・フォーメン様のお孫様だなんて…これも運命なのでしょうか？私…今とっても嬉しいです。」</text:p>
      <text:p text:style-name="P98"><text:soft-page-break/>　フィーヴィーが祖父の命令で戦った…ここまでは私の予想通りだ…</text:p>
      <text:p text:style-name="P98">「それで、単刀直入に聞くけど完全漆黒って何者なんだい？」</text:p>
      <text:p text:style-name="P98">「完全漆黒とは…その…黒い心を持たせて作られたリビングドールの事です。かつて偉大なる人形技師トップ・ドッグマウスが作った完全漆黒の心を持たせて作ったリビングドール…それを討つようにとモールス・フォーメン様より命令されました。」</text:p>
      <text:p text:style-name="P98">「それで…その結果が…？」</text:p>
      <text:p text:style-name="P98">「はい、私は敗れて体が大破し、五十年間あの瓦礫の下に埋もれていました。幸いにも核心は無事でしたので五十年かけて外見だけは何とか修復しましたが、内部まで修復するには後五十年必要な計算でしたので、助けてくれた事には本当に感謝しています。」</text:p>
      <text:p text:style-name="P98">「ちょっと待てよ！あの場所での戦いの結果って事はだ、つまりこの人形はうちの祖父さんとウィルの祖父さんと共にあの場所で戦っていたって事なのか！？」</text:p>
      <text:p text:style-name="P98">「それに今、さらりと名前が出て来たけどトップ・ドッグマウスって自動人形業界の権威で、この前亡くなった人でしょ？何でそんな人がリビングドールを作ってウィルさんのお祖父さんと対立しているの？」</text:p>
      <text:p text:style-name="P99">「私も実は祖父とドッグマウス氏の関係は一般的に伝わる自動人形の歴史程度の事ぐらいしか知らなくて…祖父がドッグマウス氏とリビングドールの開発を巡って喧嘩別れになったらしいのですが、まさか互いにリビングドールを作って戦わせるぐらいに二人の仲がこじれていたなんて…」</text:p>
      <text:p text:style-name="P99">「それにしたって、何でうちの祖父さんがその戦いに関わっているんだ？人形同士の戦いなら出る幕じゃ無いだろうし。」</text:p>
      <text:p text:style-name="P99">「それは…わかりません。私の祖父にしてもニーメンさんのお祖父さんにしても、人形同士の戦いであったならば戦いで死ぬ事もなかったはずです。それよりも、祖父以外にリビングドールを作れる人物がいた事の方が…いや祖父と共に自動人形を開発したドッグマウス氏だからこそ作ったのかもしれません。」</text:p>
      <text:p text:style-name="P98">「リビングドールって、ウィルさんのお祖父さんしか作れないものなのですか？」</text:p>
      <text:p text:style-name="P98">「はい。そもそも作り方自体が出回っていなくて、我が家にあるリビングドールの作り方が記された祖父のメモが現存唯一の資料なんです。それに、廃れた原因が原因ですので現存のものを解析して作ろうなんて人もいないでしょうから、作れないよりも作らないの方が近いかもです。」</text:p>
      <text:p text:style-name="P98">「おかしな話ばっかり続くなあ。仲違いしてはいたが殺し合いにまで発展した二人。本来作られないはずの謎のリビングドール。そして、この話だけ聞くと蚊帳の外で場違いっぽいうちの祖父さん。何が何だか…」</text:p>
      <text:p text:style-name="P98">　確かにニーメンの言うとおりだ。</text:p>
      <text:p text:style-name="P98">　そもそも対立するにしても黒い心を持たせたリビングドールとか何で作ったのかがわからない。</text:p>
      <text:p text:style-name="P98">　聞いただけでやばそうな代物だし、人形の黒化で悩んでいた祖父からすれば危険度もわかるだろうし倒そうとするのも納得がいく。</text:p>
      <text:p text:style-name="P98">　しかし何故作った？</text:p>
      <text:p text:style-name="P98">　ひょっとして、純白清廉な心を持たせた人形の心が黒化する事に悩む祖父に対するドッグマウス氏の当てつけなのか？</text:p>
      <text:p text:style-name="P98">　ともあれ、この話で解るのは…祖父の仇はトップ・ドッグマウス…だという事だ。</text:p>
      <text:p text:style-name="P98">　祖父が失踪…もとい亡くなってからのうちの経済状況を支援してくれた恩人が、単なる罪滅ぼしでの行動かは知らないけれど…知ったら祖母や父はショックだろうなあ…</text:p>
      <text:p text:style-name="P98">「まあ考えたって仕方ないわな。そのトップ・ドッグマウスってのが諸悪の根源っぽいけどもう死んでいるんだろ？祖父さんの仇だったとしても今更討てやしないし。」</text:p>
      <text:p text:style-name="P98">「ニーメン、仇討ちなんて物騒な話はやめて！例えドッグマウスさんが生きていたとしても許さないからね。それに仇の相手って言っても、完全漆黒のリビングドールの方じゃないの？」</text:p>
      <text:p text:style-name="P98">「そりゃまあ、そうだけどよお…って、その完全漆黒ってひょっとして今も生きて…いや動いているのか？」</text:p>
      <text:p text:style-name="P100"><text:soft-page-break/>　完全漆黒の現存。</text:p>
      <text:p text:style-name="P100">　あんな瓦礫の広場を見せられた後だとにわかには信じたくないけど…</text:p>
      <text:p text:style-name="P100">　確かに今までの話からすると稼働している可能性も否定できない…のか…</text:p>
      <text:p text:style-name="P98">「フィーヴィー、完全漆黒は今も動いていると思うかい？」</text:p>
      <text:p text:style-name="P98">「わからないです。ただ皆さんの話からして完全漆黒は私の体を破壊した後、そこにあった屋敷諸共ご主人様のお祖父様のモールス・フォーメン様とニーメン様のお祖父様を葬ったんだと思うので、生きていてもおかしくはないです。」</text:p>
      <text:p text:style-name="P101">「それってヤバくないか？仇討ちとか以前に倒さないと…」</text:p>
      <text:p text:style-name="P101">「だから、そういう話はやめてニーメン！怪我とかしたらどうするの！？あなたのお祖父様が殺される程の相手なのに…」</text:p>
      <text:p text:style-name="P101">「んな事言ったって、放っておくわけにもいかないだろうに。」</text:p>
      <text:p text:style-name="P101">「そうです！完全漆黒は放っておけません！ですから、この体を一日でも早く治して私が完全漆黒を倒しに行かないと…ご主人様、私の体はどれぐらいで治せそうですか？」</text:p>
      <text:p text:style-name="P97">「うーん…急ぐにしても今日のうちに色々と調べて必要そうな部品を割り出してからじゃないと、部品の買い出しなんかはどうしても明日になっちゃうし。」</text:p>
      <text:p text:style-name="P69"/>
      <text:p text:style-name="P69"/>
      <text:p text:style-name="P9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ヒラギノ丸ゴ ProN" svg:font-family="'ヒラギノ丸ゴ ProN'" style:font-family-generic="swiss"/>
    <style:font-face style:name="ヒラギノ丸ゴ ProN1" svg:font-family="'ヒラギノ丸ゴ Pro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ＭＳ 明朝" style:font-size-asian="10.5pt" style:language-asian="ja" style:country-asian="JP"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tb-rl"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15T02:01:41.537269000</meta:creation-date>
    <dc:date>2017-05-22T06:59:11.079245000</dc:date>
    <meta:editing-duration>P21DT5H33M37S</meta:editing-duration>
    <meta:editing-cycles>97</meta:editing-cycles>
    <meta:generator>LibreOffice_Vanilla/5.2.3.5$MacOSX_X86_64 LibreOffice_project/83adc9c35c74e0badc710d981405858b1179a327</meta:generator>
    <meta:document-statistic meta:table-count="0" meta:image-count="0" meta:object-count="0" meta:page-count="21" meta:paragraph-count="516" meta:word-count="24883" meta:character-count="25260" meta:non-whitespace-character-count="24944"/>
  </office:meta>
</office:document-meta>
</file>